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2018-11-22_15:48:52.638780_inception_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number-columns-repeated="4" table:default-cell-style-name="Default"/>
        <table:table-column table:style-name="co6" table:number-columns-repeated="2" table:default-cell-style-name="ce2"/>
        <table:table-column table:style-name="co6" table:number-columns-repeated="1010" table:default-cell-style-name="Default"/>
        <table:table-row table:style-name="ro1">
          <table:table-cell table:number-columns-repeated="4"/>
          <table:table-cell office:value-type="string" calcext:value-type="string">
            <text:p>Uncropped</text:p>
          </table:table-cell>
          <table:table-cell table:number-columns-repeated="2"/>
          <table:table-cell table:style-name="Default" office:value-type="string" calcext:value-type="string">
            <text:p>Average</text:p>
          </table:table-cell>
          <table:table-cell/>
          <table:table-cell office:value-type="string" calcext:value-type="string">
            <text:p>Only cropped in all datasets</text:p>
          </table:table-cell>
          <table:table-cell table:number-columns-repeated="2"/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Average Diff</text:p>
          </table:table-cell>
          <table:table-cell/>
          <table:table-cell office:value-type="string" calcext:value-type="string">
            <text:p>Uncropped and cropped in all datasets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Uncropped only in training set and cropped in all datasets</text:p>
          </table:table-cell>
          <table:table-cell table:number-columns-repeated="4"/>
          <table:table-cell office:value-type="string" calcext:value-type="string">
            <text:p>Cropped only in training set and uncropped only in validation and testing datasets</text:p>
          </table:table-cell>
          <table:table-cell table:number-columns-repeated="4"/>
          <table:table-cell office:value-type="string" calcext:value-type="string">
            <text:p>Cropped only in training set and uncropped in all datasets:</text:p>
          </table:table-cell>
          <table:table-cell table:number-columns-repeated="4"/>
          <table:table-cell office:value-type="string" calcext:value-type="string">
            <text:p>Uncropped only for all datasets with same partioning as all other experiments except the beginning ones.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correct</text:p>
          </table:table-cell>
          <table:table-cell table:number-columns-repeated="3" office:value-type="string" calcext:value-type="string">
            <text:p>val percentage</text:p>
          </table:table-cell>
          <table:table-cell table:style-name="Default"/>
          <table:table-cell/>
          <table:table-cell table:number-columns-repeated="3" office:value-type="string" calcext:value-type="string">
            <text:p>val percentage</text:p>
          </table:table-cell>
          <table:table-cell table:style-name="Default" table:number-columns-repeated="2"/>
          <table:table-cell/>
          <table:table-cell table:number-columns-repeated="3" office:value-type="string" calcext:value-type="string">
            <text:p>val percentage</text:p>
          </table:table-cell>
          <table:table-cell table:number-columns-repeated="2"/>
          <table:table-cell table:number-columns-repeated="3" office:value-type="string" calcext:value-type="string">
            <text:p>val percentage</text:p>
          </table:table-cell>
          <table:table-cell table:number-columns-repeated="2"/>
          <table:table-cell table:number-columns-repeated="3" office:value-type="string" calcext:value-type="string">
            <text:p>val percentage</text:p>
          </table:table-cell>
          <table:table-cell table:number-columns-repeated="2"/>
          <table:table-cell table:number-columns-repeated="3" office:value-type="string" calcext:value-type="string">
            <text:p>val percentage</text:p>
          </table:table-cell>
          <table:table-cell table:number-columns-repeated="2"/>
          <table:table-cell table:number-columns-repeated="3" office:value-type="string" calcext:value-type="string">
            <text:p>val percentag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337" calcext:value-type="float">
            <text:p>33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.875" calcext:value-type="float">
            <text:p>21.875</text:p>
          </table:table-cell>
          <table:table-cell table:formula="of:=AVERAGE([.E3:.G3])" office:value-type="float" office:value="23.9583333333333" calcext:value-type="float">
            <text:p>23.9583333333</text:p>
          </table:table-cell>
          <table:table-cell/>
          <table:table-cell table:number-columns-repeated="2" office:value-type="float" office:value="28.125" calcext:value-type="float">
            <text:p>28.12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1.875" calcext:value-type="float">
            <text:p>21.875</text:p>
          </table:table-cell>
          <table:table-cell office:value-type="float" office:value="28.125" calcext:value-type="float">
            <text:p>28.125</text:p>
          </table:table-cell>
          <table:table-cell office:value-type="float" office:value="21.875" calcext:value-type="float">
            <text:p>21.875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21.875" calcext:value-type="float">
            <text:p>21.875</text:p>
          </table:table-cell>
          <table:table-cell table:number-columns-repeated="2"/>
          <table:table-cell office:value-type="float" office:value="21.875" calcext:value-type="float">
            <text:p>21.875</text:p>
          </table:table-cell>
          <table:table-cell table:number-columns-repeated="2" office:value-type="float" office:value="28.125" calcext:value-type="float">
            <text:p>28.125</text:p>
          </table:table-cell>
          <table:table-cell table:number-columns-repeated="2"/>
          <table:table-cell table:number-columns-repeated="2" office:value-type="float" office:value="28.125" calcext:value-type="float">
            <text:p>28.125</text:p>
          </table:table-cell>
          <table:table-cell office:value-type="float" office:value="18.75" calcext:value-type="float">
            <text:p>18.75</text:p>
          </table:table-cell>
          <table:table-cell table:number-columns-repeated="2"/>
          <table:table-cell office:value-type="float" office:value="31.25" calcext:value-type="float">
            <text:p>31.25</text:p>
          </table:table-cell>
          <table:table-cell office:value-type="float" office:value="25" calcext:value-type="float">
            <text:p>25</text:p>
          </table:table-cell>
          <table:table-cell office:value-type="float" office:value="18.75" calcext:value-type="float">
            <text:p>18.7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ustralian_bass</text:p>
          </table:table-cell>
          <table:table-cell office:value-type="float" office:value="1016" calcext:value-type="float">
            <text:p>1016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69.7916666666667" calcext:value-type="float">
            <text:p>69.7916666667</text:p>
          </table:table-cell>
          <table:table-cell table:formula="of:=AVERAGE([.E4:.G4])" office:value-type="float" office:value="69.4444444444444" calcext:value-type="float">
            <text:p>69.4444444444</text:p>
          </table:table-cell>
          <table:table-cell/>
          <table:table-cell office:value-type="float" office:value="69.7916666666667" calcext:value-type="float">
            <text:p>69.7916666667</text:p>
          </table:table-cell>
          <table:table-cell office:value-type="float" office:value="73.9583333333333" calcext:value-type="float">
            <text:p>73.9583333333</text:p>
          </table:table-cell>
          <table:table-cell office:value-type="float" office:value="67.7083333333333" calcext:value-type="float">
            <text:p>67.7083333333</text:p>
          </table:table-cell>
          <table:table-cell table:number-columns-repeated="3"/>
          <table:table-cell office:value-type="float" office:value="73.9583333333333" calcext:value-type="float">
            <text:p>73.9583333333</text:p>
          </table:table-cell>
          <table:table-cell office:value-type="float" office:value="72.9166666666667" calcext:value-type="float">
            <text:p>72.9166666667</text:p>
          </table:table-cell>
          <table:table-cell office:value-type="float" office:value="69.7916666666667" calcext:value-type="float">
            <text:p>69.7916666667</text:p>
          </table:table-cell>
          <table:table-cell table:number-columns-repeated="2"/>
          <table:table-cell office:value-type="float" office:value="66.6666666666667" calcext:value-type="float">
            <text:p>66.6666666667</text:p>
          </table:table-cell>
          <table:table-cell office:value-type="float" office:value="69.7916666666667" calcext:value-type="float">
            <text:p>69.7916666667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office:value-type="float" office:value="71.875" calcext:value-type="float">
            <text:p>71.875</text:p>
          </table:table-cell>
          <table:table-cell office:value-type="float" office:value="69.7916666666667" calcext:value-type="float">
            <text:p>69.7916666667</text:p>
          </table:table-cell>
          <table:table-cell office:value-type="float" office:value="70.8333333333333" calcext:value-type="float">
            <text:p>70.8333333333</text:p>
          </table:table-cell>
          <table:table-cell table:number-columns-repeated="2"/>
          <table:table-cell office:value-type="float" office:value="67.7083333333333" calcext:value-type="float">
            <text:p>67.7083333333</text:p>
          </table:table-cell>
          <table:table-cell office:value-type="float" office:value="65.625" calcext:value-type="float">
            <text:p>65.625</text:p>
          </table:table-cell>
          <table:table-cell office:value-type="float" office:value="68.75" calcext:value-type="float">
            <text:p>68.75</text:p>
          </table:table-cell>
          <table:table-cell table:number-columns-repeated="2"/>
          <table:table-cell office:value-type="float" office:value="77.0833333333333" calcext:value-type="float">
            <text:p>77.0833333333</text:p>
          </table:table-cell>
          <table:table-cell office:value-type="float" office:value="69.7916666666667" calcext:value-type="float">
            <text:p>69.7916666667</text:p>
          </table:table-cell>
          <table:table-cell office:value-type="float" office:value="65.625" calcext:value-type="float">
            <text:p>65.62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  <table:table-cell table:formula="of:=AVERAGE([.E5:.G5])" office:value-type="float" office:value="38.8888888888889" calcext:value-type="float">
            <text:p>38.8888888889</text:p>
          </table:table-cell>
          <table:table-cell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3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rramundi</text:p>
          </table:table-cell>
          <table:table-cell office:value-type="float" office:value="792" calcext:value-type="float">
            <text:p>792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37.6623376623377" calcext:value-type="float">
            <text:p>37.6623376623</text:p>
          </table:table-cell>
          <table:table-cell office:value-type="float" office:value="38.961038961039" calcext:value-type="float">
            <text:p>38.961038961</text:p>
          </table:table-cell>
          <table:table-cell office:value-type="float" office:value="37.6623376623377" calcext:value-type="float">
            <text:p>37.6623376623</text:p>
          </table:table-cell>
          <table:table-cell table:formula="of:=AVERAGE([.E6:.G6])" office:value-type="float" office:value="38.0952380952381" calcext:value-type="float">
            <text:p>38.0952380952</text:p>
          </table:table-cell>
          <table:table-cell/>
          <table:table-cell office:value-type="float" office:value="53.2467532467532" calcext:value-type="float">
            <text:p>53.2467532468</text:p>
          </table:table-cell>
          <table:table-cell office:value-type="float" office:value="38.961038961039" calcext:value-type="float">
            <text:p>38.961038961</text:p>
          </table:table-cell>
          <table:table-cell office:value-type="float" office:value="33.7662337662338" calcext:value-type="float">
            <text:p>33.7662337662</text:p>
          </table:table-cell>
          <table:table-cell table:number-columns-repeated="3"/>
          <table:table-cell office:value-type="float" office:value="40.2597402597403" calcext:value-type="float">
            <text:p>40.2597402597</text:p>
          </table:table-cell>
          <table:table-cell office:value-type="float" office:value="41.5584415584416" calcext:value-type="float">
            <text:p>41.5584415584</text:p>
          </table:table-cell>
          <table:table-cell office:value-type="float" office:value="35.0649350649351" calcext:value-type="float">
            <text:p>35.0649350649</text:p>
          </table:table-cell>
          <table:table-cell table:number-columns-repeated="2"/>
          <table:table-cell office:value-type="float" office:value="50.6493506493506" calcext:value-type="float">
            <text:p>50.6493506494</text:p>
          </table:table-cell>
          <table:table-cell table:number-columns-repeated="2" office:value-type="float" office:value="41.5584415584416" calcext:value-type="float">
            <text:p>41.5584415584</text:p>
          </table:table-cell>
          <table:table-cell table:number-columns-repeated="2"/>
          <table:table-cell office:value-type="float" office:value="38.961038961039" calcext:value-type="float">
            <text:p>38.961038961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41.5584415584416" calcext:value-type="float">
            <text:p>41.5584415584</text:p>
          </table:table-cell>
          <table:table-cell table:number-columns-repeated="2"/>
          <table:table-cell office:value-type="float" office:value="44.1558441558442" calcext:value-type="float">
            <text:p>44.1558441558</text:p>
          </table:table-cell>
          <table:table-cell office:value-type="float" office:value="59.7402597402597" calcext:value-type="float">
            <text:p>59.7402597403</text:p>
          </table:table-cell>
          <table:table-cell office:value-type="float" office:value="44.1558441558442" calcext:value-type="float">
            <text:p>44.1558441558</text:p>
          </table:table-cell>
          <table:table-cell table:number-columns-repeated="2"/>
          <table:table-cell office:value-type="float" office:value="38.961038961039" calcext:value-type="float">
            <text:p>38.961038961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35.0649350649351" calcext:value-type="float">
            <text:p>35.064935064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AVERAGE([.E7:.G7])" office:value-type="float" office:value="66.6666666666667" calcext:value-type="float">
            <text:p>66.666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number-columns-repeated="3"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3" office:value-type="float" office:value="65" calcext:value-type="float">
            <text:p>6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barred_javelin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.7142857142857" calcext:value-type="float">
            <text:p>35.7142857143</text:p>
          </table:table-cell>
          <table:table-cell table:number-columns-repeated="2" table:style-name="ce1" office:value-type="float" office:value="42.8571428571429" calcext:value-type="float">
            <text:p>42.8571428571</text:p>
          </table:table-cell>
          <table:table-cell table:style-name="ce1" table:formula="of:=AVERAGE([.E8:.G8])" office:value-type="float" office:value="40.4761904761905" calcext:value-type="float">
            <text:p>40.4761904762</text:p>
          </table:table-cell>
          <table:table-cell table:style-name="ce1"/>
          <table:table-cell table:style-name="ce1" office:value-type="float" office:value="71.4285714285714" calcext:value-type="float">
            <text:p>71.4285714286</text:p>
          </table:table-cell>
          <table:table-cell table:number-columns-repeated="2" table:style-name="ce1" office:value-type="float" office:value="78.5714285714286" calcext:value-type="float">
            <text:p>78.5714285714</text:p>
          </table:table-cell>
          <table:table-cell table:style-name="ce1" table:formula="of:=AVERAGE([.J8:.L8])" office:value-type="float" office:value="76.1904761904762" calcext:value-type="float">
            <text:p>76.1904761905</text:p>
          </table:table-cell>
          <table:table-cell table:style-name="ce1" table:formula="of:=[.M8]-[.H8]" office:value-type="float" office:value="35.7142857142857" calcext:value-type="float">
            <text:p>35.7142857143</text:p>
          </table:table-cell>
          <table:table-cell table:style-name="ce1"/>
          <table:table-cell office:value-type="float" office:value="42.8571428571429" calcext:value-type="float">
            <text:p>42.8571428571</text:p>
          </table:table-cell>
          <table:table-cell office:value-type="float" office:value="53.5714285714286" calcext:value-type="float">
            <text:p>53.5714285714</text:p>
          </table:table-cell>
          <table:table-cell office:value-type="float" office:value="46.4285714285714" calcext:value-type="float">
            <text:p>46.4285714286</text:p>
          </table:table-cell>
          <table:table-cell table:style-name="ce1" table:formula="of:=AVERAGE([.P8:.R8])" office:value-type="float" office:value="47.6190476190476" calcext:value-type="float">
            <text:p>47.619047619</text:p>
          </table:table-cell>
          <table:table-cell table:style-name="ce1"/>
          <table:table-cell table:number-columns-repeated="3" office:value-type="float" office:value="71.4285714285714" calcext:value-type="float">
            <text:p>71.4285714286</text:p>
          </table:table-cell>
          <table:table-cell table:style-name="ce1" table:formula="of:=AVERAGE([.U8:.W8])" office:value-type="float" office:value="71.4285714285714" calcext:value-type="float">
            <text:p>71.4285714286</text:p>
          </table:table-cell>
          <table:table-cell table:style-name="ce1"/>
          <table:table-cell table:number-columns-repeated="2" office:value-type="float" office:value="28.5714285714286" calcext:value-type="float">
            <text:p>28.5714285714</text:p>
          </table:table-cell>
          <table:table-cell office:value-type="float" office:value="21.4285714285714" calcext:value-type="float">
            <text:p>21.4285714286</text:p>
          </table:table-cell>
          <table:table-cell table:style-name="ce1" table:formula="of:=AVERAGE([.Z8:.AB8])" office:value-type="float" office:value="26.1904761904762" calcext:value-type="float">
            <text:p>26.1904761905</text:p>
          </table:table-cell>
          <table:table-cell table:style-name="ce1"/>
          <table:table-cell office:value-type="float" office:value="21.4285714285714" calcext:value-type="float">
            <text:p>21.4285714286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35.7142857142857" calcext:value-type="float">
            <text:p>35.7142857143</text:p>
          </table:table-cell>
          <table:table-cell table:style-name="ce1" table:formula="of:=AVERAGE([.AE8:.AG8])" office:value-type="float" office:value="28.5714285714286" calcext:value-type="float">
            <text:p>28.5714285714</text:p>
          </table:table-cell>
          <table:table-cell table:style-name="ce1"/>
          <table:table-cell table:number-columns-repeated="3" office:value-type="float" office:value="28.5714285714286" calcext:value-type="float">
            <text:p>28.5714285714</text:p>
          </table:table-cell>
          <table:table-cell table:style-name="ce1" table:formula="of:=AVERAGE([.AJ8:.AL8])" office:value-type="float" office:value="28.5714285714286" calcext:value-type="float">
            <text:p>28.5714285714</text:p>
          </table:table-cell>
          <table:table-cell table:style-name="ce1" table:number-columns-repeated="985"/>
        </table:table-row>
        <table:table-row table:style-name="ro1">
          <table:table-cell office:value-type="string" calcext:value-type="string">
            <text:p>barred_queenfish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9:.G9])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4</text:p>
          </table:table-cell>
          <table:table-cell table:number-columns-repeated="2" office:value-type="float" office:value="76.1904761904762" calcext:value-type="float">
            <text:p>76.1904761905</text:p>
          </table:table-cell>
          <table:table-cell table:formula="of:=AVERAGE([.E10:.G10])" office:value-type="float" office:value="77.7777777777778" calcext:value-type="float">
            <text:p>77.7777777778</text:p>
          </table:table-cell>
          <table:table-cell/>
          <table:table-cell table:number-columns-repeated="2" office:value-type="float" office:value="80.952380952381" calcext:value-type="float">
            <text:p>80.9523809524</text:p>
          </table:table-cell>
          <table:table-cell office:value-type="float" office:value="76.1904761904762" calcext:value-type="float">
            <text:p>76.1904761905</text:p>
          </table:table-cell>
          <table:table-cell table:number-columns-repeated="3"/>
          <table:table-cell office:value-type="float" office:value="71.4285714285714" calcext:value-type="float">
            <text:p>71.4285714286</text:p>
          </table:table-cell>
          <table:table-cell office:value-type="float" office:value="76.1904761904762" calcext:value-type="float">
            <text:p>76.1904761905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66.6666666666667" calcext:value-type="float">
            <text:p>66.6666666667</text:p>
          </table:table-cell>
          <table:table-cell office:value-type="float" office:value="76.1904761904762" calcext:value-type="float">
            <text:p>76.1904761905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/>
          <table:table-cell table:number-columns-repeated="2" office:value-type="float" office:value="80.952380952381" calcext:value-type="float">
            <text:p>80.9523809524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/>
          <table:table-cell table:number-columns-repeated="3" office:value-type="float" office:value="80.952380952381" calcext:value-type="float">
            <text:p>80.9523809524</text:p>
          </table:table-cell>
          <table:table-cell table:number-columns-repeated="2"/>
          <table:table-cell table:number-columns-repeated="3" office:value-type="float" office:value="80.952380952381" calcext:value-type="float">
            <text:p>80.952380952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97.2222222222222" calcext:value-type="float">
            <text:p>97.2222222222</text:p>
          </table:table-cell>
          <table:table-cell table:formula="of:=AVERAGE([.E11:.G11])" office:value-type="float" office:value="97.2222222222222" calcext:value-type="float">
            <text:p>97.2222222222</text:p>
          </table:table-cell>
          <table:table-cell/>
          <table:table-cell table:number-columns-repeated="3" office:value-type="float" office:value="97.2222222222222" calcext:value-type="float">
            <text:p>97.2222222222</text:p>
          </table:table-cell>
          <table:table-cell table:number-columns-repeated="3"/>
          <table:table-cell table:number-columns-repeated="3" office:value-type="float" office:value="97.2222222222222" calcext:value-type="float">
            <text:p>97.2222222222</text:p>
          </table:table-cell>
          <table:table-cell table:number-columns-repeated="2"/>
          <table:table-cell table:number-columns-repeated="3" office:value-type="float" office:value="97.2222222222222" calcext:value-type="float">
            <text:p>97.2222222222</text:p>
          </table:table-cell>
          <table:table-cell table:number-columns-repeated="2"/>
          <table:table-cell table:number-columns-repeated="3" office:value-type="float" office:value="97.2222222222222" calcext:value-type="float">
            <text:p>97.2222222222</text:p>
          </table:table-cell>
          <table:table-cell table:number-columns-repeated="2"/>
          <table:table-cell table:number-columns-repeated="3" office:value-type="float" office:value="97.2222222222222" calcext:value-type="float">
            <text:p>97.2222222222</text:p>
          </table:table-cell>
          <table:table-cell table:number-columns-repeated="2"/>
          <table:table-cell table:number-columns-repeated="3" office:value-type="float" office:value="97.2222222222222" calcext:value-type="float">
            <text:p>97.222222222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igeye_trevally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4.5454545454545" calcext:value-type="float">
            <text:p>54.5454545455</text:p>
          </table:table-cell>
          <table:table-cell table:formula="of:=AVERAGE([.E12:.G12])" office:value-type="float" office:value="54.5454545454545" calcext:value-type="float">
            <text:p>54.5454545455</text:p>
          </table:table-cell>
          <table:table-cell/>
          <table:table-cell table:number-columns-repeated="3" office:value-type="float" office:value="54.5454545454545" calcext:value-type="float">
            <text:p>54.5454545455</text:p>
          </table:table-cell>
          <table:table-cell table:number-columns-repeated="3"/>
          <table:table-cell table:number-columns-repeated="3" office:value-type="float" office:value="54.5454545454545" calcext:value-type="float">
            <text:p>54.5454545455</text:p>
          </table:table-cell>
          <table:table-cell table:number-columns-repeated="2"/>
          <table:table-cell table:number-columns-repeated="3" office:value-type="float" office:value="54.5454545454545" calcext:value-type="float">
            <text:p>54.5454545455</text:p>
          </table:table-cell>
          <table:table-cell table:number-columns-repeated="2"/>
          <table:table-cell table:number-columns-repeated="3" office:value-type="float" office:value="54.5454545454545" calcext:value-type="float">
            <text:p>54.5454545455</text:p>
          </table:table-cell>
          <table:table-cell table:number-columns-repeated="2"/>
          <table:table-cell table:number-columns-repeated="3" office:value-type="float" office:value="54.5454545454545" calcext:value-type="float">
            <text:p>54.5454545455</text:p>
          </table:table-cell>
          <table:table-cell table:number-columns-repeated="2"/>
          <table:table-cell table:number-columns-repeated="3" office:value-type="float" office:value="54.5454545454545" calcext:value-type="float">
            <text:p>54.545454545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.7142857142857" calcext:value-type="float">
            <text:p>35.7142857143</text:p>
          </table:table-cell>
          <table:table-cell table:formula="of:=AVERAGE([.E13:.G13])" office:value-type="float" office:value="35.7142857142857" calcext:value-type="float">
            <text:p>35.7142857143</text:p>
          </table:table-cell>
          <table:table-cell/>
          <table:table-cell office:value-type="float" office:value="28.5714285714286" calcext:value-type="float">
            <text:p>28.5714285714</text:p>
          </table:table-cell>
          <table:table-cell table:number-columns-repeated="2" office:value-type="float" office:value="35.7142857142857" calcext:value-type="float">
            <text:p>35.7142857143</text:p>
          </table:table-cell>
          <table:table-cell table:number-columns-repeated="3"/>
          <table:table-cell office:value-type="float" office:value="35.7142857142857" calcext:value-type="float">
            <text:p>35.7142857143</text:p>
          </table:table-cell>
          <table:table-cell office:value-type="float" office:value="21.4285714285714" calcext:value-type="float">
            <text:p>21.4285714286</text:p>
          </table:table-cell>
          <table:table-cell office:value-type="float" office:value="28.5714285714286" calcext:value-type="float">
            <text:p>28.5714285714</text:p>
          </table:table-cell>
          <table:table-cell table:number-columns-repeated="2"/>
          <table:table-cell office:value-type="float" office:value="14.2857142857143" calcext:value-type="float">
            <text:p>14.2857142857</text:p>
          </table:table-cell>
          <table:table-cell table:number-columns-repeated="2" office:value-type="float" office:value="35.7142857142857" calcext:value-type="float">
            <text:p>35.7142857143</text:p>
          </table:table-cell>
          <table:table-cell table:number-columns-repeated="2"/>
          <table:table-cell office:value-type="float" office:value="28.5714285714286" calcext:value-type="float">
            <text:p>28.5714285714</text:p>
          </table:table-cell>
          <table:table-cell office:value-type="float" office:value="21.4285714285714" calcext:value-type="float">
            <text:p>21.4285714286</text:p>
          </table:table-cell>
          <table:table-cell office:value-type="float" office:value="28.5714285714286" calcext:value-type="float">
            <text:p>28.5714285714</text:p>
          </table:table-cell>
          <table:table-cell table:number-columns-repeated="2"/>
          <table:table-cell office:value-type="float" office:value="21.4285714285714" calcext:value-type="float">
            <text:p>21.4285714286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4285714285714" calcext:value-type="float">
            <text:p>21.4285714286</text:p>
          </table:table-cell>
          <table:table-cell table:number-columns-repeated="2"/>
          <table:table-cell office:value-type="float" office:value="21.4285714285714" calcext:value-type="float">
            <text:p>21.4285714286</text:p>
          </table:table-cell>
          <table:table-cell table:number-columns-repeated="2" office:value-type="float" office:value="35.7142857142857" calcext:value-type="float">
            <text:p>35.714285714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0" calcext:value-type="float">
            <text:p>60</text:p>
          </table:table-cell>
          <table:table-cell table:formula="of:=AVERAGE([.E14:.G14])" office:value-type="float" office:value="60" calcext:value-type="float">
            <text:p>60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 table:number-columns-repeated="3"/>
          <table:table-cell table:number-columns-repeated="3"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lackspotted_rockcod_estuary_cod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2.5" calcext:value-type="float">
            <text:p>62.5</text:p>
          </table:table-cell>
          <table:table-cell table:formula="of:=AVERAGE([.E15:.G15])" office:value-type="float" office:value="62.5" calcext:value-type="float">
            <text:p>62.5</text:p>
          </table:table-cell>
          <table:table-cell/>
          <table:table-cell table:number-columns-repeated="3" office:value-type="float" office:value="62.5" calcext:value-type="float">
            <text:p>62.5</text:p>
          </table:table-cell>
          <table:table-cell table:number-columns-repeated="3"/>
          <table:table-cell table:number-columns-repeated="3" office:value-type="float" office:value="62.5" calcext:value-type="float">
            <text:p>62.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lue_threadfin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E16:.G16])" office:value-type="float" office:value="45.8333333333333" calcext:value-type="float">
            <text:p>45.8333333333</text:p>
          </table:table-cell>
          <table:table-cell/>
          <table:table-cell office:value-type="float" office:value="37.5" calcext:value-type="float">
            <text:p>37.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1056" calcext:value-type="float">
            <text:p>1056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4.1747572815534" calcext:value-type="float">
            <text:p>94.1747572816</text:p>
          </table:table-cell>
          <table:table-cell table:formula="of:=AVERAGE([.E17:.G17])" office:value-type="float" office:value="94.1747572815534" calcext:value-type="float">
            <text:p>94.1747572816</text:p>
          </table:table-cell>
          <table:table-cell/>
          <table:table-cell table:number-columns-repeated="3" office:value-type="float" office:value="94.1747572815534" calcext:value-type="float">
            <text:p>94.1747572816</text:p>
          </table:table-cell>
          <table:table-cell table:number-columns-repeated="3"/>
          <table:table-cell table:number-columns-repeated="3" office:value-type="float" office:value="94.1747572815534" calcext:value-type="float">
            <text:p>94.1747572816</text:p>
          </table:table-cell>
          <table:table-cell table:number-columns-repeated="2"/>
          <table:table-cell table:number-columns-repeated="3" office:value-type="float" office:value="94.1747572815534" calcext:value-type="float">
            <text:p>94.1747572816</text:p>
          </table:table-cell>
          <table:table-cell table:number-columns-repeated="2"/>
          <table:table-cell table:number-columns-repeated="3" office:value-type="float" office:value="94.1747572815534" calcext:value-type="float">
            <text:p>94.1747572816</text:p>
          </table:table-cell>
          <table:table-cell table:number-columns-repeated="2"/>
          <table:table-cell table:number-columns-repeated="3" office:value-type="float" office:value="94.1747572815534" calcext:value-type="float">
            <text:p>94.1747572816</text:p>
          </table:table-cell>
          <table:table-cell table:number-columns-repeated="2"/>
          <table:table-cell table:number-columns-repeated="3" office:value-type="float" office:value="94.1747572815534" calcext:value-type="float">
            <text:p>94.174757281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656" calcext:value-type="float">
            <text:p>65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.6666666666667" calcext:value-type="float">
            <text:p>61.6666666667</text:p>
          </table:table-cell>
          <table:table-cell office:value-type="float" office:value="56.6666666666667" calcext:value-type="float">
            <text:p>56.6666666667</text:p>
          </table:table-cell>
          <table:table-cell office:value-type="float" office:value="65" calcext:value-type="float">
            <text:p>65</text:p>
          </table:table-cell>
          <table:table-cell table:formula="of:=AVERAGE([.E18:.G18])" office:value-type="float" office:value="61.1111111111111" calcext:value-type="float">
            <text:p>61.1111111111</text:p>
          </table:table-cell>
          <table:table-cell/>
          <table:table-cell office:value-type="float" office:value="58.3333333333333" calcext:value-type="float">
            <text:p>58.3333333333</text:p>
          </table:table-cell>
          <table:table-cell office:value-type="float" office:value="56.6666666666667" calcext:value-type="float">
            <text:p>56.666666666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float" office:value="63.3333333333333" calcext:value-type="float">
            <text:p>63.3333333333</text:p>
          </table:table-cell>
          <table:table-cell office:value-type="float" office:value="56.6666666666667" calcext:value-type="float">
            <text:p>56.6666666667</text:p>
          </table:table-cell>
          <table:table-cell table:number-columns-repeated="2"/>
          <table:table-cell office:value-type="float" office:value="56.6666666666667" calcext:value-type="float">
            <text:p>56.6666666667</text:p>
          </table:table-cell>
          <table:table-cell office:value-type="float" office:value="61.6666666666667" calcext:value-type="float">
            <text:p>61.6666666667</text:p>
          </table:table-cell>
          <table:table-cell office:value-type="float" office:value="56.6666666666667" calcext:value-type="float">
            <text:p>56.6666666667</text:p>
          </table:table-cell>
          <table:table-cell table:number-columns-repeated="2"/>
          <table:table-cell office:value-type="float" office:value="63.3333333333333" calcext:value-type="float">
            <text:p>63.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63.3333333333333" calcext:value-type="float">
            <text:p>63.3333333333</text:p>
          </table:table-cell>
          <table:table-cell table:number-columns-repeated="2"/>
          <table:table-cell office:value-type="float" office:value="66.6666666666667" calcext:value-type="float">
            <text:p>66.6666666667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1.5384615384615" calcext:value-type="float">
            <text:p>61.5384615385</text:p>
          </table:table-cell>
          <table:table-cell office:value-type="float" office:value="69.2307692307692" calcext:value-type="float">
            <text:p>69.2307692308</text:p>
          </table:table-cell>
          <table:table-cell table:formula="of:=AVERAGE([.E19:.G19])" office:value-type="float" office:value="64.1025641025641" calcext:value-type="float">
            <text:p>64.1025641026</text:p>
          </table:table-cell>
          <table:table-cell/>
          <table:table-cell office:value-type="float" office:value="69.2307692307692" calcext:value-type="float">
            <text:p>69.2307692308</text:p>
          </table:table-cell>
          <table:table-cell office:value-type="float" office:value="76.9230769230769" calcext:value-type="float">
            <text:p>76.9230769231</text:p>
          </table:table-cell>
          <table:table-cell office:value-type="float" office:value="69.2307692307692" calcext:value-type="float">
            <text:p>69.2307692308</text:p>
          </table:table-cell>
          <table:table-cell table:number-columns-repeated="3"/>
          <table:table-cell office:value-type="float" office:value="61.5384615384615" calcext:value-type="float">
            <text:p>61.5384615385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61.5384615384615" calcext:value-type="float">
            <text:p>61.5384615385</text:p>
          </table:table-cell>
          <table:table-cell table:number-columns-repeated="2"/>
          <table:table-cell table:number-columns-repeated="2" office:value-type="float" office:value="61.5384615384615" calcext:value-type="float">
            <text:p>61.5384615385</text:p>
          </table:table-cell>
          <table:table-cell office:value-type="float" office:value="69.2307692307692" calcext:value-type="float">
            <text:p>69.2307692308</text:p>
          </table:table-cell>
          <table:table-cell table:number-columns-repeated="2"/>
          <table:table-cell table:number-columns-repeated="3" office:value-type="float" office:value="61.5384615384615" calcext:value-type="float">
            <text:p>61.5384615385</text:p>
          </table:table-cell>
          <table:table-cell table:number-columns-repeated="2"/>
          <table:table-cell table:number-columns-repeated="2" office:value-type="float" office:value="69.2307692307692" calcext:value-type="float">
            <text:p>69.2307692308</text:p>
          </table:table-cell>
          <table:table-cell office:value-type="float" office:value="61.5384615384615" calcext:value-type="float">
            <text:p>61.5384615385</text:p>
          </table:table-cell>
          <table:table-cell table:number-columns-repeated="2"/>
          <table:table-cell table:number-columns-repeated="2" office:value-type="float" office:value="69.2307692307692" calcext:value-type="float">
            <text:p>69.2307692308</text:p>
          </table:table-cell>
          <table:table-cell office:value-type="float" office:value="61.5384615384615" calcext:value-type="float">
            <text:p>61.538461538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usky_flathead</text:p>
          </table:table-cell>
          <table:table-cell office:value-type="float" office:value="680" calcext:value-type="float">
            <text:p>68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55.3846153846154" calcext:value-type="float">
            <text:p>55.3846153846</text:p>
          </table:table-cell>
          <table:table-cell office:value-type="float" office:value="60" calcext:value-type="float">
            <text:p>60</text:p>
          </table:table-cell>
          <table:table-cell office:value-type="float" office:value="56.9230769230769" calcext:value-type="float">
            <text:p>56.9230769231</text:p>
          </table:table-cell>
          <table:table-cell table:formula="of:=AVERAGE([.E20:.G20])" office:value-type="float" office:value="57.4358974358974" calcext:value-type="float">
            <text:p>57.4358974359</text:p>
          </table:table-cell>
          <table:table-cell/>
          <table:table-cell office:value-type="float" office:value="55.3846153846154" calcext:value-type="float">
            <text:p>55.3846153846</text:p>
          </table:table-cell>
          <table:table-cell office:value-type="float" office:value="56.9230769230769" calcext:value-type="float">
            <text:p>56.9230769231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3.0769230769231" calcext:value-type="float">
            <text:p>63.0769230769</text:p>
          </table:table-cell>
          <table:table-cell table:number-columns-repeated="2" office:value-type="float" office:value="61.5384615384615" calcext:value-type="float">
            <text:p>61.5384615385</text:p>
          </table:table-cell>
          <table:table-cell table:number-columns-repeated="2"/>
          <table:table-cell office:value-type="float" office:value="55.3846153846154" calcext:value-type="float">
            <text:p>55.3846153846</text:p>
          </table:table-cell>
          <table:table-cell office:value-type="float" office:value="56.9230769230769" calcext:value-type="float">
            <text:p>56.9230769231</text:p>
          </table:table-cell>
          <table:table-cell office:value-type="float" office:value="61.5384615384615" calcext:value-type="float">
            <text:p>61.5384615385</text:p>
          </table:table-cell>
          <table:table-cell table:number-columns-repeated="2"/>
          <table:table-cell office:value-type="float" office:value="55.3846153846154" calcext:value-type="float">
            <text:p>55.3846153846</text:p>
          </table:table-cell>
          <table:table-cell office:value-type="float" office:value="61.5384615384615" calcext:value-type="float">
            <text:p>61.5384615385</text:p>
          </table:table-cell>
          <table:table-cell office:value-type="float" office:value="70.7692307692308" calcext:value-type="float">
            <text:p>70.7692307692</text:p>
          </table:table-cell>
          <table:table-cell table:number-columns-repeated="2"/>
          <table:table-cell office:value-type="float" office:value="50.7692307692308" calcext:value-type="float">
            <text:p>50.7692307692</text:p>
          </table:table-cell>
          <table:table-cell office:value-type="float" office:value="60" calcext:value-type="float">
            <text:p>60</text:p>
          </table:table-cell>
          <table:table-cell office:value-type="float" office:value="53.8461538461539" calcext:value-type="float">
            <text:p>53.8461538462</text:p>
          </table:table-cell>
          <table:table-cell table:number-columns-repeated="2"/>
          <table:table-cell office:value-type="float" office:value="61.5384615384615" calcext:value-type="float">
            <text:p>61.5384615385</text:p>
          </table:table-cell>
          <table:table-cell office:value-type="float" office:value="53.8461538461539" calcext:value-type="float">
            <text:p>53.8461538462</text:p>
          </table:table-cell>
          <table:table-cell office:value-type="float" office:value="56.9230769230769" calcext:value-type="float">
            <text:p>56.923076923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rypan_bream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5" calcext:value-type="float">
            <text:p>75</text:p>
          </table:table-cell>
          <table:table-cell table:formula="of:=AVERAGE([.E21:.G21])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3" office:value-type="float" office:value="75" calcext:value-type="float">
            <text:p>75</text:p>
          </table:table-cell>
          <table:table-cell table:number-columns-repeated="2"/>
          <table:table-cell table:number-columns-repeated="3" office:value-type="float" office:value="75" calcext:value-type="float">
            <text:p>75</text:p>
          </table:table-cell>
          <table:table-cell table:number-columns-repeated="2"/>
          <table:table-cell table:number-columns-repeated="3" office:value-type="float" office:value="75" calcext:value-type="float">
            <text:p>75</text:p>
          </table:table-cell>
          <table:table-cell table:number-columns-repeated="2"/>
          <table:table-cell table:number-columns-repeated="3" office:value-type="float" office:value="75" calcext:value-type="float">
            <text:p>7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iant_queenfish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AVERAGE([.E22:.G22])" office:value-type="float" office:value="35" calcext:value-type="float">
            <text:p>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iant_trevally</text:p>
          </table:table-cell>
          <table:table-cell office:value-type="float" office:value="652" calcext:value-type="float">
            <text:p>65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1.4285714285714" calcext:value-type="float">
            <text:p>71.4285714286</text:p>
          </table:table-cell>
          <table:table-cell office:value-type="float" office:value="69.8412698412698" calcext:value-type="float">
            <text:p>69.8412698413</text:p>
          </table:table-cell>
          <table:table-cell table:formula="of:=AVERAGE([.E23:.G23])" office:value-type="float" office:value="70.8994708994709" calcext:value-type="float">
            <text:p>70.8994708995</text:p>
          </table:table-cell>
          <table:table-cell/>
          <table:table-cell office:value-type="float" office:value="68.2539682539683" calcext:value-type="float">
            <text:p>68.253968254</text:p>
          </table:table-cell>
          <table:table-cell office:value-type="float" office:value="63.4920634920635" calcext:value-type="float">
            <text:p>63.4920634921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3"/>
          <table:table-cell office:value-type="float" office:value="66.6666666666667" calcext:value-type="float">
            <text:p>66.6666666667</text:p>
          </table:table-cell>
          <table:table-cell office:value-type="float" office:value="69.8412698412698" calcext:value-type="float">
            <text:p>69.8412698413</text:p>
          </table:table-cell>
          <table:table-cell office:value-type="float" office:value="73.015873015873" calcext:value-type="float">
            <text:p>73.0158730159</text:p>
          </table:table-cell>
          <table:table-cell table:number-columns-repeated="2"/>
          <table:table-cell office:value-type="float" office:value="63.4920634920635" calcext:value-type="float">
            <text:p>63.4920634921</text:p>
          </table:table-cell>
          <table:table-cell office:value-type="float" office:value="68.2539682539683" calcext:value-type="float">
            <text:p>68.253968254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71.4285714285714" calcext:value-type="float">
            <text:p>71.4285714286</text:p>
          </table:table-cell>
          <table:table-cell office:value-type="float" office:value="68.2539682539683" calcext:value-type="float">
            <text:p>68.253968254</text:p>
          </table:table-cell>
          <table:table-cell office:value-type="float" office:value="73.015873015873" calcext:value-type="float">
            <text:p>73.0158730159</text:p>
          </table:table-cell>
          <table:table-cell table:number-columns-repeated="2"/>
          <table:table-cell office:value-type="float" office:value="69.8412698412698" calcext:value-type="float">
            <text:p>69.8412698413</text:p>
          </table:table-cell>
          <table:table-cell table:number-columns-repeated="2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2" office:value-type="float" office:value="66.6666666666667" calcext:value-type="float">
            <text:p>66.6666666667</text:p>
          </table:table-cell>
          <table:table-cell office:value-type="float" office:value="73.015873015873" calcext:value-type="float">
            <text:p>73.015873015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lden_snapper_fingermark</text:p>
          </table:table-cell>
          <table:table-cell office:value-type="float" office:value="686" calcext:value-type="float">
            <text:p>686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65.1515151515152" calcext:value-type="float">
            <text:p>65.1515151515</text:p>
          </table:table-cell>
          <table:table-cell office:value-type="float" office:value="62.1212121212121" calcext:value-type="float">
            <text:p>62.1212121212</text:p>
          </table:table-cell>
          <table:table-cell office:value-type="float" office:value="65.1515151515152" calcext:value-type="float">
            <text:p>65.1515151515</text:p>
          </table:table-cell>
          <table:table-cell table:formula="of:=AVERAGE([.E24:.G24])" office:value-type="float" office:value="64.1414141414141" calcext:value-type="float">
            <text:p>64.1414141414</text:p>
          </table:table-cell>
          <table:table-cell/>
          <table:table-cell office:value-type="float" office:value="62.1212121212121" calcext:value-type="float">
            <text:p>62.1212121212</text:p>
          </table:table-cell>
          <table:table-cell office:value-type="float" office:value="60.6060606060606" calcext:value-type="float">
            <text:p>60.6060606061</text:p>
          </table:table-cell>
          <table:table-cell office:value-type="float" office:value="59.0909090909091" calcext:value-type="float">
            <text:p>59.0909090909</text:p>
          </table:table-cell>
          <table:table-cell table:number-columns-repeated="3"/>
          <table:table-cell office:value-type="float" office:value="62.1212121212121" calcext:value-type="float">
            <text:p>62.1212121212</text:p>
          </table:table-cell>
          <table:table-cell office:value-type="float" office:value="63.6363636363636" calcext:value-type="float">
            <text:p>63.6363636364</text:p>
          </table:table-cell>
          <table:table-cell office:value-type="float" office:value="60.6060606060606" calcext:value-type="float">
            <text:p>60.6060606061</text:p>
          </table:table-cell>
          <table:table-cell table:number-columns-repeated="2"/>
          <table:table-cell office:value-type="float" office:value="63.6363636363636" calcext:value-type="float">
            <text:p>63.6363636364</text:p>
          </table:table-cell>
          <table:table-cell office:value-type="float" office:value="60.6060606060606" calcext:value-type="float">
            <text:p>60.6060606061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60.6060606060606" calcext:value-type="float">
            <text:p>60.6060606061</text:p>
          </table:table-cell>
          <table:table-cell office:value-type="float" office:value="62.1212121212121" calcext:value-type="float">
            <text:p>62.1212121212</text:p>
          </table:table-cell>
          <table:table-cell office:value-type="float" office:value="60.6060606060606" calcext:value-type="float">
            <text:p>60.6060606061</text:p>
          </table:table-cell>
          <table:table-cell table:number-columns-repeated="2"/>
          <table:table-cell office:value-type="float" office:value="62.1212121212121" calcext:value-type="float">
            <text:p>62.1212121212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62.1212121212121" calcext:value-type="float">
            <text:p>62.1212121212</text:p>
          </table:table-cell>
          <table:table-cell table:number-columns-repeated="2"/>
          <table:table-cell office:value-type="float" office:value="59.0909090909091" calcext:value-type="float">
            <text:p>59.0909090909</text:p>
          </table:table-cell>
          <table:table-cell table:number-columns-repeated="2" office:value-type="float" office:value="62.1212121212121" calcext:value-type="float">
            <text:p>62.121212121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lden_trevally</text:p>
          </table:table-cell>
          <table:table-cell office:value-type="float" office:value="591" calcext:value-type="float">
            <text:p>59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70.1754385964912" calcext:value-type="float">
            <text:p>70.1754385965</text:p>
          </table:table-cell>
          <table:table-cell table:formula="of:=AVERAGE([.E25:.G25])" office:value-type="float" office:value="70.1754385964912" calcext:value-type="float">
            <text:p>70.1754385965</text:p>
          </table:table-cell>
          <table:table-cell/>
          <table:table-cell table:number-columns-repeated="3" office:value-type="float" office:value="70.1754385964912" calcext:value-type="float">
            <text:p>70.1754385965</text:p>
          </table:table-cell>
          <table:table-cell table:number-columns-repeated="3"/>
          <table:table-cell office:value-type="float" office:value="71.9298245614035" calcext:value-type="float">
            <text:p>71.9298245614</text:p>
          </table:table-cell>
          <table:table-cell office:value-type="float" office:value="70.1754385964912" calcext:value-type="float">
            <text:p>70.1754385965</text:p>
          </table:table-cell>
          <table:table-cell office:value-type="float" office:value="68.421052631579" calcext:value-type="float">
            <text:p>68.4210526316</text:p>
          </table:table-cell>
          <table:table-cell table:number-columns-repeated="2"/>
          <table:table-cell office:value-type="float" office:value="70.1754385964912" calcext:value-type="float">
            <text:p>70.1754385965</text:p>
          </table:table-cell>
          <table:table-cell office:value-type="float" office:value="68.421052631579" calcext:value-type="float">
            <text:p>68.4210526316</text:p>
          </table:table-cell>
          <table:table-cell office:value-type="float" office:value="70.1754385964912" calcext:value-type="float">
            <text:p>70.1754385965</text:p>
          </table:table-cell>
          <table:table-cell table:number-columns-repeated="2"/>
          <table:table-cell office:value-type="float" office:value="71.9298245614035" calcext:value-type="float">
            <text:p>71.9298245614</text:p>
          </table:table-cell>
          <table:table-cell office:value-type="float" office:value="75.4385964912281" calcext:value-type="float">
            <text:p>75.4385964912</text:p>
          </table:table-cell>
          <table:table-cell office:value-type="float" office:value="70.1754385964912" calcext:value-type="float">
            <text:p>70.1754385965</text:p>
          </table:table-cell>
          <table:table-cell table:number-columns-repeated="2"/>
          <table:table-cell office:value-type="float" office:value="71.9298245614035" calcext:value-type="float">
            <text:p>71.9298245614</text:p>
          </table:table-cell>
          <table:table-cell office:value-type="float" office:value="70.1754385964912" calcext:value-type="float">
            <text:p>70.1754385965</text:p>
          </table:table-cell>
          <table:table-cell office:value-type="float" office:value="71.9298245614035" calcext:value-type="float">
            <text:p>71.9298245614</text:p>
          </table:table-cell>
          <table:table-cell table:number-columns-repeated="2"/>
          <table:table-cell table:number-columns-repeated="3" office:value-type="float" office:value="68.421052631579" calcext:value-type="float">
            <text:p>68.421052631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ldenline_whiti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AVERAGE([.E26:.G26])" office:value-type="float" office:value="33.3333333333333" calcext:value-type="float">
            <text:p>33.3333333333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 table:number-columns-repeated="3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ldspotted_rockcod_estuary_cod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6.6666666666667" calcext:value-type="float">
            <text:p>66.6666666667</text:p>
          </table:table-cell>
          <table:table-cell table:formula="of:=AVERAGE([.E27:.G27])" office:value-type="float" office:value="66.6666666666667" calcext:value-type="float">
            <text:p>66.6666666667</text:p>
          </table:table-cell>
          <table:table-cell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3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53.8461538461539" calcext:value-type="float">
            <text:p>53.8461538462</text:p>
          </table:table-cell>
          <table:table-cell office:value-type="float" office:value="46.1538461538462" calcext:value-type="float">
            <text:p>46.1538461538</text:p>
          </table:table-cell>
          <table:table-cell table:formula="of:=AVERAGE([.E28:.G28])" office:value-type="float" office:value="48.7179487179487" calcext:value-type="float">
            <text:p>48.7179487179</text:p>
          </table:table-cell>
          <table:table-cell/>
          <table:table-cell office:value-type="float" office:value="46.1538461538462" calcext:value-type="float">
            <text:p>46.1538461538</text:p>
          </table:table-cell>
          <table:table-cell office:value-type="float" office:value="38.4615384615385" calcext:value-type="float">
            <text:p>38.4615384615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3"/>
          <table:table-cell table:number-columns-repeated="3" office:value-type="float" office:value="46.1538461538462" calcext:value-type="float">
            <text:p>46.1538461538</text:p>
          </table:table-cell>
          <table:table-cell table:number-columns-repeated="2"/>
          <table:table-cell table:number-columns-repeated="3" office:value-type="float" office:value="46.1538461538462" calcext:value-type="float">
            <text:p>46.1538461538</text:p>
          </table:table-cell>
          <table:table-cell table:number-columns-repeated="2"/>
          <table:table-cell office:value-type="float" office:value="46.1538461538462" calcext:value-type="float">
            <text:p>46.1538461538</text:p>
          </table:table-cell>
          <table:table-cell office:value-type="float" office:value="38.4615384615385" calcext:value-type="float">
            <text:p>38.4615384615</text:p>
          </table:table-cell>
          <table:table-cell office:value-type="float" office:value="53.8461538461539" calcext:value-type="float">
            <text:p>53.8461538462</text:p>
          </table:table-cell>
          <table:table-cell table:number-columns-repeated="2"/>
          <table:table-cell office:value-type="float" office:value="46.1538461538462" calcext:value-type="float">
            <text:p>46.1538461538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53.8461538461539" calcext:value-type="float">
            <text:p>53.8461538462</text:p>
          </table:table-cell>
          <table:table-cell table:number-columns-repeated="2"/>
          <table:table-cell office:value-type="float" office:value="46.1538461538462" calcext:value-type="float">
            <text:p>46.1538461538</text:p>
          </table:table-cell>
          <table:table-cell office:value-type="float" office:value="61.5384615384615" calcext:value-type="float">
            <text:p>61.5384615385</text:p>
          </table:table-cell>
          <table:table-cell office:value-type="float" office:value="46.1538461538462" calcext:value-type="float">
            <text:p>46.153846153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885" calcext:value-type="float">
            <text:p>88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74.1176470588235" calcext:value-type="float">
            <text:p>74.1176470588</text:p>
          </table:table-cell>
          <table:table-cell table:formula="of:=AVERAGE([.E29:.G29])" office:value-type="float" office:value="74.1176470588235" calcext:value-type="float">
            <text:p>74.1176470588</text:p>
          </table:table-cell>
          <table:table-cell/>
          <table:table-cell office:value-type="float" office:value="74.1176470588235" calcext:value-type="float">
            <text:p>74.1176470588</text:p>
          </table:table-cell>
          <table:table-cell office:value-type="float" office:value="76.4705882352941" calcext:value-type="float">
            <text:p>76.4705882353</text:p>
          </table:table-cell>
          <table:table-cell office:value-type="float" office:value="74.1176470588235" calcext:value-type="float">
            <text:p>74.1176470588</text:p>
          </table:table-cell>
          <table:table-cell table:number-columns-repeated="3"/>
          <table:table-cell office:value-type="float" office:value="72.9411764705882" calcext:value-type="float">
            <text:p>72.9411764706</text:p>
          </table:table-cell>
          <table:table-cell office:value-type="float" office:value="74.1176470588235" calcext:value-type="float">
            <text:p>74.1176470588</text:p>
          </table:table-cell>
          <table:table-cell office:value-type="float" office:value="75.2941176470588" calcext:value-type="float">
            <text:p>75.2941176471</text:p>
          </table:table-cell>
          <table:table-cell table:number-columns-repeated="2"/>
          <table:table-cell office:value-type="float" office:value="75.2941176470588" calcext:value-type="float">
            <text:p>75.2941176471</text:p>
          </table:table-cell>
          <table:table-cell table:number-columns-repeated="2" office:value-type="float" office:value="74.1176470588235" calcext:value-type="float">
            <text:p>74.1176470588</text:p>
          </table:table-cell>
          <table:table-cell table:number-columns-repeated="2"/>
          <table:table-cell office:value-type="float" office:value="75.2941176470588" calcext:value-type="float">
            <text:p>75.2941176471</text:p>
          </table:table-cell>
          <table:table-cell table:number-columns-repeated="2" office:value-type="float" office:value="74.1176470588235" calcext:value-type="float">
            <text:p>74.1176470588</text:p>
          </table:table-cell>
          <table:table-cell table:number-columns-repeated="2"/>
          <table:table-cell table:number-columns-repeated="2" office:value-type="float" office:value="74.1176470588235" calcext:value-type="float">
            <text:p>74.1176470588</text:p>
          </table:table-cell>
          <table:table-cell office:value-type="float" office:value="75.2941176470588" calcext:value-type="float">
            <text:p>75.2941176471</text:p>
          </table:table-cell>
          <table:table-cell table:number-columns-repeated="2"/>
          <table:table-cell office:value-type="float" office:value="74.1176470588235" calcext:value-type="float">
            <text:p>74.1176470588</text:p>
          </table:table-cell>
          <table:table-cell office:value-type="float" office:value="75.2941176470588" calcext:value-type="float">
            <text:p>75.2941176471</text:p>
          </table:table-cell>
          <table:table-cell office:value-type="float" office:value="74.1176470588235" calcext:value-type="float">
            <text:p>74.117647058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rey_mackere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.3333333333333" calcext:value-type="float">
            <text:p>33.3333333333</text:p>
          </table:table-cell>
          <table:table-cell table:formula="of:=AVERAGE([.E30:.G30])" office:value-type="float" office:value="33.3333333333333" calcext:value-type="float">
            <text:p>33.3333333333</text:p>
          </table:table-cell>
          <table:table-cell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3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3.3333333333333" calcext:value-type="float">
            <text:p>33.3333333333</text:p>
          </table:table-cell>
          <table:table-cell table:formula="of:=AVERAGE([.E31:.G31])" office:value-type="float" office:value="33.3333333333333" calcext:value-type="float">
            <text:p>33.3333333333</text:p>
          </table:table-cell>
          <table:table-cell/>
          <table:table-cell office:value-type="float" office:value="33.3333333333333" calcext:value-type="float">
            <text:p>33.3333333333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2" office:value-type="float" office:value="33.3333333333333" calcext:value-type="float">
            <text:p>33.3333333333</text:p>
          </table:table-cell>
          <table:table-cell office:value-type="float" office:value="41.6666666666667" calcext:value-type="float">
            <text:p>41.6666666667</text:p>
          </table:table-cell>
          <table:table-cell table:number-columns-repeated="2"/>
          <table:table-cell office:value-type="float" office:value="41.6666666666667" calcext:value-type="float">
            <text:p>41.6666666667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41.6666666666667" calcext:value-type="float">
            <text:p>41.666666666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32:.G32])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4.2857142857143" calcext:value-type="float">
            <text:p>64.2857142857</text:p>
          </table:table-cell>
          <table:table-cell office:value-type="float" office:value="50" calcext:value-type="float">
            <text:p>50</text:p>
          </table:table-cell>
          <table:table-cell table:formula="of:=AVERAGE([.E33:.G33])" office:value-type="float" office:value="59.5238095238095" calcext:value-type="float">
            <text:p>59.5238095238</text:p>
          </table:table-cell>
          <table:table-cell/>
          <table:table-cell office:value-type="float" office:value="64.2857142857143" calcext:value-type="float">
            <text:p>64.2857142857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float" office:value="57.1428571428571" calcext:value-type="float">
            <text:p>57.1428571429</text:p>
          </table:table-cell>
          <table:table-cell office:value-type="float" office:value="64.2857142857143" calcext:value-type="float">
            <text:p>64.2857142857</text:p>
          </table:table-cell>
          <table:table-cell table:number-columns-repeated="2"/>
          <table:table-cell office:value-type="float" office:value="64.2857142857143" calcext:value-type="float">
            <text:p>64.2857142857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64.2857142857143" calcext:value-type="float">
            <text:p>64.2857142857</text:p>
          </table:table-cell>
          <table:table-cell table:number-columns-repeated="2"/>
          <table:table-cell office:value-type="float" office:value="57.1428571428571" calcext:value-type="float">
            <text:p>57.1428571429</text:p>
          </table:table-cell>
          <table:table-cell office:value-type="float" office:value="64.2857142857143" calcext:value-type="float">
            <text:p>64.2857142857</text:p>
          </table:table-cell>
          <table:table-cell office:value-type="float" office:value="57.1428571428571" calcext:value-type="float">
            <text:p>57.1428571429</text:p>
          </table:table-cell>
          <table:table-cell table:number-columns-repeated="2"/>
          <table:table-cell office:value-type="float" office:value="57.1428571428571" calcext:value-type="float">
            <text:p>57.1428571429</text:p>
          </table:table-cell>
          <table:table-cell office:value-type="float" office:value="50" calcext:value-type="float">
            <text:p>50</text:p>
          </table:table-cell>
          <table:table-cell office:value-type="float" office:value="57.1428571428571" calcext:value-type="float">
            <text:p>57.1428571429</text:p>
          </table:table-cell>
          <table:table-cell table:number-columns-repeated="2"/>
          <table:table-cell office:value-type="float" office:value="57.1428571428571" calcext:value-type="float">
            <text:p>57.1428571429</text:p>
          </table:table-cell>
          <table:table-cell office:value-type="float" office:value="64.2857142857143" calcext:value-type="float">
            <text:p>64.2857142857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eaping_bonito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</text:p>
          </table:table-cell>
          <table:table-cell table:formula="of:=AVERAGE([.E34:.G34])" office:value-type="float" office:value="44.4444444444444" calcext:value-type="float">
            <text:p>44.4444444444</text:p>
          </table:table-cell>
          <table:table-cell/>
          <table:table-cell table:number-columns-repeated="2" office:value-type="float" office:value="33.333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office:value-type="float" office:value="33.333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33.333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esser_queenfish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66.6666666666667" calcext:value-type="float">
            <text:p>66.6666666667</text:p>
          </table:table-cell>
          <table:table-cell table:formula="of:=AVERAGE([.E35:.G35])" office:value-type="float" office:value="66.6666666666667" calcext:value-type="float">
            <text:p>66.6666666667</text:p>
          </table:table-cell>
          <table:table-cell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3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471" calcext:value-type="float">
            <text:p>47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35.5555555555556" calcext:value-type="float">
            <text:p>35.5555555556</text:p>
          </table:table-cell>
          <table:table-cell table:formula="of:=AVERAGE([.E36:.G36])" office:value-type="float" office:value="37.7777777777778" calcext:value-type="float">
            <text:p>37.7777777778</text:p>
          </table:table-cell>
          <table:table-cell/>
          <table:table-cell office:value-type="float" office:value="37.7777777777778" calcext:value-type="float">
            <text:p>37.7777777778</text:p>
          </table:table-cell>
          <table:table-cell office:value-type="float" office:value="40" calcext:value-type="float">
            <text:p>40</text:p>
          </table:table-cell>
          <table:table-cell office:value-type="float" office:value="37.7777777777778" calcext:value-type="float">
            <text:p>37.7777777778</text:p>
          </table:table-cell>
          <table:table-cell table:number-columns-repeated="3"/>
          <table:table-cell table:number-columns-repeated="2" office:value-type="float" office:value="53.3333333333333" calcext:value-type="float">
            <text:p>53.3333333333</text:p>
          </table:table-cell>
          <table:table-cell office:value-type="float" office:value="37.7777777777778" calcext:value-type="float">
            <text:p>37.7777777778</text:p>
          </table:table-cell>
          <table:table-cell table:number-columns-repeated="2"/>
          <table:table-cell office:value-type="float" office:value="46.6666666666667" calcext:value-type="float">
            <text:p>46.6666666667</text:p>
          </table:table-cell>
          <table:table-cell office:value-type="float" office:value="51.1111111111111" calcext:value-type="float">
            <text:p>51.1111111111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42.2222222222222" calcext:value-type="float">
            <text:p>42.2222222222</text:p>
          </table:table-cell>
          <table:table-cell table:number-columns-repeated="2"/>
          <table:table-cell table:number-columns-repeated="2" office:value-type="float" office:value="37.7777777777778" calcext:value-type="float">
            <text:p>37.7777777778</text:p>
          </table:table-cell>
          <table:table-cell office:value-type="float" office:value="53.3333333333333" calcext:value-type="float">
            <text:p>53.3333333333</text:p>
          </table:table-cell>
          <table:table-cell table:number-columns-repeated="2"/>
          <table:table-cell office:value-type="float" office:value="44.4444444444444" calcext:value-type="float">
            <text:p>44.4444444444</text:p>
          </table:table-cell>
          <table:table-cell office:value-type="float" office:value="48.8888888888889" calcext:value-type="float">
            <text:p>48.8888888889</text:p>
          </table:table-cell>
          <table:table-cell office:value-type="float" office:value="37.7777777777778" calcext:value-type="float">
            <text:p>37.777777777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81.25" calcext:value-type="float">
            <text:p>81.25</text:p>
          </table:table-cell>
          <table:table-cell office:value-type="float" office:value="78.125" calcext:value-type="float">
            <text:p>78.125</text:p>
          </table:table-cell>
          <table:table-cell office:value-type="float" office:value="81.25" calcext:value-type="float">
            <text:p>81.25</text:p>
          </table:table-cell>
          <table:table-cell table:formula="of:=AVERAGE([.E37:.G37])" office:value-type="float" office:value="80.2083333333333" calcext:value-type="float">
            <text:p>80.2083333333</text:p>
          </table:table-cell>
          <table:table-cell/>
          <table:table-cell table:number-columns-repeated="2" office:value-type="float" office:value="78.125" calcext:value-type="float">
            <text:p>78.125</text:p>
          </table:table-cell>
          <table:table-cell office:value-type="float" office:value="81.25" calcext:value-type="float">
            <text:p>81.25</text:p>
          </table:table-cell>
          <table:table-cell table:number-columns-repeated="3"/>
          <table:table-cell table:number-columns-repeated="3" office:value-type="float" office:value="78.125" calcext:value-type="float">
            <text:p>78.125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table:number-columns-repeated="2" office:value-type="float" office:value="78.125" calcext:value-type="float">
            <text:p>78.125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table:number-columns-repeated="2" office:value-type="float" office:value="78.125" calcext:value-type="float">
            <text:p>78.125</text:p>
          </table:table-cell>
          <table:table-cell table:number-columns-repeated="2"/>
          <table:table-cell table:number-columns-repeated="3" office:value-type="float" office:value="78.125" calcext:value-type="float">
            <text:p>78.125</text:p>
          </table:table-cell>
          <table:table-cell table:number-columns-repeated="2"/>
          <table:table-cell office:value-type="float" office:value="78.125" calcext:value-type="float">
            <text:p>78.125</text:p>
          </table:table-cell>
          <table:table-cell office:value-type="float" office:value="81.25" calcext:value-type="float">
            <text:p>81.25</text:p>
          </table:table-cell>
          <table:table-cell office:value-type="float" office:value="78.125" calcext:value-type="float">
            <text:p>78.12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6.7567567567568" calcext:value-type="float">
            <text:p>56.7567567568</text:p>
          </table:table-cell>
          <table:table-cell office:value-type="float" office:value="45.945945945946" calcext:value-type="float">
            <text:p>45.9459459459</text:p>
          </table:table-cell>
          <table:table-cell office:value-type="float" office:value="56.7567567567568" calcext:value-type="float">
            <text:p>56.7567567568</text:p>
          </table:table-cell>
          <table:table-cell table:formula="of:=AVERAGE([.E38:.G38])" office:value-type="float" office:value="53.1531531531532" calcext:value-type="float">
            <text:p>53.1531531532</text:p>
          </table:table-cell>
          <table:table-cell/>
          <table:table-cell office:value-type="float" office:value="56.7567567567568" calcext:value-type="float">
            <text:p>56.7567567568</text:p>
          </table:table-cell>
          <table:table-cell office:value-type="float" office:value="51.3513513513514" calcext:value-type="float">
            <text:p>51.3513513514</text:p>
          </table:table-cell>
          <table:table-cell office:value-type="float" office:value="45.945945945946" calcext:value-type="float">
            <text:p>45.9459459459</text:p>
          </table:table-cell>
          <table:table-cell table:number-columns-repeated="3"/>
          <table:table-cell office:value-type="float" office:value="45.945945945946" calcext:value-type="float">
            <text:p>45.9459459459</text:p>
          </table:table-cell>
          <table:table-cell office:value-type="float" office:value="54.0540540540541" calcext:value-type="float">
            <text:p>54.0540540541</text:p>
          </table:table-cell>
          <table:table-cell office:value-type="float" office:value="43.2432432432432" calcext:value-type="float">
            <text:p>43.2432432432</text:p>
          </table:table-cell>
          <table:table-cell table:number-columns-repeated="2"/>
          <table:table-cell office:value-type="float" office:value="45.945945945946" calcext:value-type="float">
            <text:p>45.9459459459</text:p>
          </table:table-cell>
          <table:table-cell office:value-type="float" office:value="59.4594594594595" calcext:value-type="float">
            <text:p>59.4594594595</text:p>
          </table:table-cell>
          <table:table-cell office:value-type="float" office:value="56.7567567567568" calcext:value-type="float">
            <text:p>56.7567567568</text:p>
          </table:table-cell>
          <table:table-cell table:number-columns-repeated="2"/>
          <table:table-cell office:value-type="float" office:value="56.7567567567568" calcext:value-type="float">
            <text:p>56.7567567568</text:p>
          </table:table-cell>
          <table:table-cell office:value-type="float" office:value="62.1621621621622" calcext:value-type="float">
            <text:p>62.1621621622</text:p>
          </table:table-cell>
          <table:table-cell office:value-type="float" office:value="59.4594594594595" calcext:value-type="float">
            <text:p>59.4594594595</text:p>
          </table:table-cell>
          <table:table-cell table:number-columns-repeated="2"/>
          <table:table-cell office:value-type="float" office:value="54.0540540540541" calcext:value-type="float">
            <text:p>54.0540540541</text:p>
          </table:table-cell>
          <table:table-cell office:value-type="float" office:value="59.4594594594595" calcext:value-type="float">
            <text:p>59.4594594595</text:p>
          </table:table-cell>
          <table:table-cell office:value-type="float" office:value="45.945945945946" calcext:value-type="float">
            <text:p>45.9459459459</text:p>
          </table:table-cell>
          <table:table-cell table:number-columns-repeated="2"/>
          <table:table-cell office:value-type="float" office:value="45.945945945946" calcext:value-type="float">
            <text:p>45.9459459459</text:p>
          </table:table-cell>
          <table:table-cell office:value-type="float" office:value="56.7567567567568" calcext:value-type="float">
            <text:p>56.7567567568</text:p>
          </table:table-cell>
          <table:table-cell office:value-type="float" office:value="59.4594594594595" calcext:value-type="float">
            <text:p>59.459459459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769" calcext:value-type="float">
            <text:p>769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7.027027027027" calcext:value-type="float">
            <text:p>77.027027027</text:p>
          </table:table-cell>
          <table:table-cell office:value-type="float" office:value="75.6756756756757" calcext:value-type="float">
            <text:p>75.6756756757</text:p>
          </table:table-cell>
          <table:table-cell table:formula="of:=AVERAGE([.E39:.G39])" office:value-type="float" office:value="76.5765765765766" calcext:value-type="float">
            <text:p>76.5765765766</text:p>
          </table:table-cell>
          <table:table-cell/>
          <table:table-cell office:value-type="float" office:value="75.6756756756757" calcext:value-type="float">
            <text:p>75.6756756757</text:p>
          </table:table-cell>
          <table:table-cell office:value-type="float" office:value="77.027027027027" calcext:value-type="float">
            <text:p>77.027027027</text:p>
          </table:table-cell>
          <table:table-cell office:value-type="float" office:value="75.6756756756757" calcext:value-type="float">
            <text:p>75.6756756757</text:p>
          </table:table-cell>
          <table:table-cell table:number-columns-repeated="3"/>
          <table:table-cell table:number-columns-repeated="2" office:value-type="float" office:value="77.027027027027" calcext:value-type="float">
            <text:p>77.027027027</text:p>
          </table:table-cell>
          <table:table-cell office:value-type="float" office:value="75.6756756756757" calcext:value-type="float">
            <text:p>75.6756756757</text:p>
          </table:table-cell>
          <table:table-cell table:number-columns-repeated="2"/>
          <table:table-cell office:value-type="float" office:value="77.027027027027" calcext:value-type="float">
            <text:p>77.027027027</text:p>
          </table:table-cell>
          <table:table-cell table:number-columns-repeated="2" office:value-type="float" office:value="75.6756756756757" calcext:value-type="float">
            <text:p>75.6756756757</text:p>
          </table:table-cell>
          <table:table-cell table:number-columns-repeated="2"/>
          <table:table-cell office:value-type="float" office:value="77.027027027027" calcext:value-type="float">
            <text:p>77.027027027</text:p>
          </table:table-cell>
          <table:table-cell office:value-type="float" office:value="75.6756756756757" calcext:value-type="float">
            <text:p>75.6756756757</text:p>
          </table:table-cell>
          <table:table-cell office:value-type="float" office:value="74.3243243243243" calcext:value-type="float">
            <text:p>74.3243243243</text:p>
          </table:table-cell>
          <table:table-cell table:number-columns-repeated="2"/>
          <table:table-cell office:value-type="float" office:value="75.6756756756757" calcext:value-type="float">
            <text:p>75.6756756757</text:p>
          </table:table-cell>
          <table:table-cell table:number-columns-repeated="2" office:value-type="float" office:value="77.027027027027" calcext:value-type="float">
            <text:p>77.027027027</text:p>
          </table:table-cell>
          <table:table-cell table:number-columns-repeated="2"/>
          <table:table-cell office:value-type="float" office:value="77.027027027027" calcext:value-type="float">
            <text:p>77.027027027</text:p>
          </table:table-cell>
          <table:table-cell office:value-type="float" office:value="75.6756756756757" calcext:value-type="float">
            <text:p>75.6756756757</text:p>
          </table:table-cell>
          <table:table-cell office:value-type="float" office:value="77.027027027027" calcext:value-type="float">
            <text:p>77.02702702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ngrove_jack</text:p>
          </table:table-cell>
          <table:table-cell office:value-type="float" office:value="989" calcext:value-type="float">
            <text:p>989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59.1397849462366" calcext:value-type="float">
            <text:p>59.1397849462</text:p>
          </table:table-cell>
          <table:table-cell office:value-type="float" office:value="62.3655913978495" calcext:value-type="float">
            <text:p>62.3655913978</text:p>
          </table:table-cell>
          <table:table-cell office:value-type="float" office:value="63.4408602150538" calcext:value-type="float">
            <text:p>63.4408602151</text:p>
          </table:table-cell>
          <table:table-cell table:formula="of:=AVERAGE([.E40:.G40])" office:value-type="float" office:value="61.6487455197133" calcext:value-type="float">
            <text:p>61.6487455197</text:p>
          </table:table-cell>
          <table:table-cell/>
          <table:table-cell office:value-type="float" office:value="61.2903225806452" calcext:value-type="float">
            <text:p>61.2903225806</text:p>
          </table:table-cell>
          <table:table-cell office:value-type="float" office:value="63.4408602150538" calcext:value-type="float">
            <text:p>63.4408602151</text:p>
          </table:table-cell>
          <table:table-cell office:value-type="float" office:value="64.5161290322581" calcext:value-type="float">
            <text:p>64.5161290323</text:p>
          </table:table-cell>
          <table:table-cell table:number-columns-repeated="3"/>
          <table:table-cell office:value-type="float" office:value="60.2150537634409" calcext:value-type="float">
            <text:p>60.2150537634</text:p>
          </table:table-cell>
          <table:table-cell office:value-type="float" office:value="61.2903225806452" calcext:value-type="float">
            <text:p>61.2903225806</text:p>
          </table:table-cell>
          <table:table-cell office:value-type="float" office:value="65.5913978494624" calcext:value-type="float">
            <text:p>65.5913978495</text:p>
          </table:table-cell>
          <table:table-cell table:number-columns-repeated="2"/>
          <table:table-cell office:value-type="float" office:value="62.3655913978495" calcext:value-type="float">
            <text:p>62.3655913978</text:p>
          </table:table-cell>
          <table:table-cell table:number-columns-repeated="2" office:value-type="float" office:value="61.2903225806452" calcext:value-type="float">
            <text:p>61.2903225806</text:p>
          </table:table-cell>
          <table:table-cell table:number-columns-repeated="2"/>
          <table:table-cell office:value-type="float" office:value="65.5913978494624" calcext:value-type="float">
            <text:p>65.5913978495</text:p>
          </table:table-cell>
          <table:table-cell office:value-type="float" office:value="60.2150537634409" calcext:value-type="float">
            <text:p>60.2150537634</text:p>
          </table:table-cell>
          <table:table-cell office:value-type="float" office:value="63.4408602150538" calcext:value-type="float">
            <text:p>63.4408602151</text:p>
          </table:table-cell>
          <table:table-cell table:number-columns-repeated="2"/>
          <table:table-cell office:value-type="float" office:value="62.3655913978495" calcext:value-type="float">
            <text:p>62.3655913978</text:p>
          </table:table-cell>
          <table:table-cell office:value-type="float" office:value="61.2903225806452" calcext:value-type="float">
            <text:p>61.2903225806</text:p>
          </table:table-cell>
          <table:table-cell office:value-type="float" office:value="62.3655913978495" calcext:value-type="float">
            <text:p>62.3655913978</text:p>
          </table:table-cell>
          <table:table-cell table:number-columns-repeated="2"/>
          <table:table-cell office:value-type="float" office:value="64.5161290322581" calcext:value-type="float">
            <text:p>64.5161290323</text:p>
          </table:table-cell>
          <table:table-cell office:value-type="float" office:value="61.2903225806452" calcext:value-type="float">
            <text:p>61.2903225806</text:p>
          </table:table-cell>
          <table:table-cell office:value-type="float" office:value="63.4408602150538" calcext:value-type="float">
            <text:p>63.440860215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ulloway</text:p>
          </table:table-cell>
          <table:table-cell office:value-type="float" office:value="534" calcext:value-type="float">
            <text:p>53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9.6078431372549" calcext:value-type="float">
            <text:p>19.6078431373</text:p>
          </table:table-cell>
          <table:table-cell office:value-type="float" office:value="25.4901960784314" calcext:value-type="float">
            <text:p>25.4901960784</text:p>
          </table:table-cell>
          <table:table-cell office:value-type="float" office:value="23.5294117647059" calcext:value-type="float">
            <text:p>23.5294117647</text:p>
          </table:table-cell>
          <table:table-cell table:formula="of:=AVERAGE([.E41:.G41])" office:value-type="float" office:value="22.875816993464" calcext:value-type="float">
            <text:p>22.8758169935</text:p>
          </table:table-cell>
          <table:table-cell/>
          <table:table-cell office:value-type="float" office:value="25.4901960784314" calcext:value-type="float">
            <text:p>25.4901960784</text:p>
          </table:table-cell>
          <table:table-cell office:value-type="float" office:value="27.4509803921569" calcext:value-type="float">
            <text:p>27.4509803922</text:p>
          </table:table-cell>
          <table:table-cell office:value-type="float" office:value="23.5294117647059" calcext:value-type="float">
            <text:p>23.5294117647</text:p>
          </table:table-cell>
          <table:table-cell table:number-columns-repeated="3"/>
          <table:table-cell office:value-type="float" office:value="25.4901960784314" calcext:value-type="float">
            <text:p>25.4901960784</text:p>
          </table:table-cell>
          <table:table-cell office:value-type="float" office:value="29.4117647058824" calcext:value-type="float">
            <text:p>29.4117647059</text:p>
          </table:table-cell>
          <table:table-cell office:value-type="float" office:value="47.0588235294118" calcext:value-type="float">
            <text:p>47.0588235294</text:p>
          </table:table-cell>
          <table:table-cell table:number-columns-repeated="2"/>
          <table:table-cell office:value-type="float" office:value="39.2156862745098" calcext:value-type="float">
            <text:p>39.2156862745</text:p>
          </table:table-cell>
          <table:table-cell office:value-type="float" office:value="25.4901960784314" calcext:value-type="float">
            <text:p>25.4901960784</text:p>
          </table:table-cell>
          <table:table-cell office:value-type="float" office:value="29.4117647058824" calcext:value-type="float">
            <text:p>29.4117647059</text:p>
          </table:table-cell>
          <table:table-cell table:number-columns-repeated="2"/>
          <table:table-cell office:value-type="float" office:value="21.5686274509804" calcext:value-type="float">
            <text:p>21.568627451</text:p>
          </table:table-cell>
          <table:table-cell office:value-type="float" office:value="19.6078431372549" calcext:value-type="float">
            <text:p>19.6078431373</text:p>
          </table:table-cell>
          <table:table-cell office:value-type="float" office:value="27.4509803921569" calcext:value-type="float">
            <text:p>27.4509803922</text:p>
          </table:table-cell>
          <table:table-cell table:number-columns-repeated="2"/>
          <table:table-cell office:value-type="float" office:value="33.3333333333333" calcext:value-type="float">
            <text:p>33.3333333333</text:p>
          </table:table-cell>
          <table:table-cell office:value-type="float" office:value="25.4901960784314" calcext:value-type="float">
            <text:p>25.4901960784</text:p>
          </table:table-cell>
          <table:table-cell office:value-type="float" office:value="31.3725490196078" calcext:value-type="float">
            <text:p>31.3725490196</text:p>
          </table:table-cell>
          <table:table-cell table:number-columns-repeated="2"/>
          <table:table-cell office:value-type="float" office:value="33.3333333333333" calcext:value-type="float">
            <text:p>33.3333333333</text:p>
          </table:table-cell>
          <table:table-cell office:value-type="float" office:value="29.4117647058824" calcext:value-type="float">
            <text:p>29.4117647059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eedleskin_queenfish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42:.G42])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43:.G43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ern_whiting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3333333333333" calcext:value-type="float">
            <text:p>83.3333333333</text:p>
          </table:table-cell>
          <table:table-cell table:formula="of:=AVERAGE([.E44:.G44])" office:value-type="float" office:value="94.4444444444445" calcext:value-type="float">
            <text:p>94.44444444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83.3333333333333" calcext:value-type="float">
            <text:p>83.333333333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83.3333333333333" calcext:value-type="float">
            <text:p>83.333333333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0.8695652173913" calcext:value-type="float">
            <text:p>60.8695652174</text:p>
          </table:table-cell>
          <table:table-cell table:number-columns-repeated="2" office:value-type="float" office:value="52.1739130434783" calcext:value-type="float">
            <text:p>52.1739130435</text:p>
          </table:table-cell>
          <table:table-cell table:formula="of:=AVERAGE([.E45:.G45])" office:value-type="float" office:value="55.0724637681159" calcext:value-type="float">
            <text:p>55.0724637681</text:p>
          </table:table-cell>
          <table:table-cell/>
          <table:table-cell table:number-columns-repeated="3" office:value-type="float" office:value="60.8695652173913" calcext:value-type="float">
            <text:p>60.8695652174</text:p>
          </table:table-cell>
          <table:table-cell table:number-columns-repeated="3"/>
          <table:table-cell office:value-type="float" office:value="56.5217391304348" calcext:value-type="float">
            <text:p>56.5217391304</text:p>
          </table:table-cell>
          <table:table-cell office:value-type="float" office:value="60.8695652173913" calcext:value-type="float">
            <text:p>60.8695652174</text:p>
          </table:table-cell>
          <table:table-cell office:value-type="float" office:value="56.5217391304348" calcext:value-type="float">
            <text:p>56.5217391304</text:p>
          </table:table-cell>
          <table:table-cell table:number-columns-repeated="2"/>
          <table:table-cell office:value-type="float" office:value="60.8695652173913" calcext:value-type="float">
            <text:p>60.8695652174</text:p>
          </table:table-cell>
          <table:table-cell table:number-columns-repeated="2" office:value-type="float" office:value="56.5217391304348" calcext:value-type="float">
            <text:p>56.5217391304</text:p>
          </table:table-cell>
          <table:table-cell table:number-columns-repeated="2"/>
          <table:table-cell table:number-columns-repeated="2" office:value-type="float" office:value="60.8695652173913" calcext:value-type="float">
            <text:p>60.8695652174</text:p>
          </table:table-cell>
          <table:table-cell office:value-type="float" office:value="56.5217391304348" calcext:value-type="float">
            <text:p>56.5217391304</text:p>
          </table:table-cell>
          <table:table-cell table:number-columns-repeated="2"/>
          <table:table-cell office:value-type="float" office:value="60.8695652173913" calcext:value-type="float">
            <text:p>60.8695652174</text:p>
          </table:table-cell>
          <table:table-cell table:number-columns-repeated="2" office:value-type="float" office:value="56.5217391304348" calcext:value-type="float">
            <text:p>56.5217391304</text:p>
          </table:table-cell>
          <table:table-cell table:number-columns-repeated="2"/>
          <table:table-cell table:number-columns-repeated="3" office:value-type="float" office:value="60.8695652173913" calcext:value-type="float">
            <text:p>60.869565217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957" calcext:value-type="float">
            <text:p>95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95.6043956043956" calcext:value-type="float">
            <text:p>95.6043956044</text:p>
          </table:table-cell>
          <table:table-cell table:formula="of:=AVERAGE([.E46:.G46])" office:value-type="float" office:value="95.6043956043956" calcext:value-type="float">
            <text:p>95.6043956044</text:p>
          </table:table-cell>
          <table:table-cell/>
          <table:table-cell office:value-type="float" office:value="95.6043956043956" calcext:value-type="float">
            <text:p>95.6043956044</text:p>
          </table:table-cell>
          <table:table-cell office:value-type="float" office:value="94.5054945054945" calcext:value-type="float">
            <text:p>94.5054945055</text:p>
          </table:table-cell>
          <table:table-cell office:value-type="float" office:value="95.6043956043956" calcext:value-type="float">
            <text:p>95.6043956044</text:p>
          </table:table-cell>
          <table:table-cell table:number-columns-repeated="3"/>
          <table:table-cell table:number-columns-repeated="3" office:value-type="float" office:value="95.6043956043956" calcext:value-type="float">
            <text:p>95.6043956044</text:p>
          </table:table-cell>
          <table:table-cell table:number-columns-repeated="2"/>
          <table:table-cell office:value-type="float" office:value="94.5054945054945" calcext:value-type="float">
            <text:p>94.5054945055</text:p>
          </table:table-cell>
          <table:table-cell table:number-columns-repeated="2" office:value-type="float" office:value="95.6043956043956" calcext:value-type="float">
            <text:p>95.6043956044</text:p>
          </table:table-cell>
          <table:table-cell table:number-columns-repeated="2"/>
          <table:table-cell table:number-columns-repeated="2" office:value-type="float" office:value="95.6043956043956" calcext:value-type="float">
            <text:p>95.6043956044</text:p>
          </table:table-cell>
          <table:table-cell office:value-type="float" office:value="94.5054945054945" calcext:value-type="float">
            <text:p>94.5054945055</text:p>
          </table:table-cell>
          <table:table-cell table:number-columns-repeated="2"/>
          <table:table-cell table:number-columns-repeated="3" office:value-type="float" office:value="95.6043956043956" calcext:value-type="float">
            <text:p>95.6043956044</text:p>
          </table:table-cell>
          <table:table-cell table:number-columns-repeated="2"/>
          <table:table-cell table:number-columns-repeated="3" office:value-type="float" office:value="95.6043956043956" calcext:value-type="float">
            <text:p>95.604395604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ikey_bream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3.3333333333333" calcext:value-type="float">
            <text:p>83.3333333333</text:p>
          </table:table-cell>
          <table:table-cell table:formula="of:=AVERAGE([.E47:.G47])" office:value-type="float" office:value="83.3333333333333" calcext:value-type="float">
            <text:p>83.3333333333</text:p>
          </table:table-cell>
          <table:table-cell/>
          <table:table-cell office:value-type="float" office:value="83.3333333333333" calcext:value-type="float">
            <text:p>83.3333333333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3"/>
          <table:table-cell table:number-columns-repeated="3" office:value-type="float" office:value="83.3333333333333" calcext:value-type="float">
            <text:p>83.3333333333</text:p>
          </table:table-cell>
          <table:table-cell table:number-columns-repeated="2"/>
          <table:table-cell table:number-columns-repeated="3" office:value-type="float" office:value="83.3333333333333" calcext:value-type="float">
            <text:p>83.3333333333</text:p>
          </table:table-cell>
          <table:table-cell table:number-columns-repeated="2"/>
          <table:table-cell table:number-columns-repeated="3" office:value-type="float" office:value="83.3333333333333" calcext:value-type="float">
            <text:p>83.3333333333</text:p>
          </table:table-cell>
          <table:table-cell table:number-columns-repeated="2"/>
          <table:table-cell table:number-columns-repeated="3" office:value-type="float" office:value="83.3333333333333" calcext:value-type="float">
            <text:p>83.3333333333</text:p>
          </table:table-cell>
          <table:table-cell table:number-columns-repeated="2"/>
          <table:table-cell table:number-columns-repeated="3" office:value-type="float" office:value="83.3333333333333" calcext:value-type="float">
            <text:p>83.333333333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94" calcext:value-type="float">
            <text:p>94</text:p>
          </table:table-cell>
          <table:table-cell table:formula="of:=AVERAGE([.E48:.G48])" office:value-type="float" office:value="94" calcext:value-type="float">
            <text:p>94</text:p>
          </table:table-cell>
          <table:table-cell/>
          <table:table-cell table:number-columns-repeated="3" office:value-type="float" office:value="94" calcext:value-type="float">
            <text:p>94</text:p>
          </table:table-cell>
          <table:table-cell table:number-columns-repeated="3"/>
          <table:table-cell table:number-columns-repeated="3" office:value-type="float" office:value="94" calcext:value-type="float">
            <text:p>94</text:p>
          </table:table-cell>
          <table:table-cell table:number-columns-repeated="2"/>
          <table:table-cell table:number-columns-repeated="3" office:value-type="float" office:value="94" calcext:value-type="float">
            <text:p>94</text:p>
          </table:table-cell>
          <table:table-cell table:number-columns-repeated="2"/>
          <table:table-cell table:number-columns-repeated="3" office:value-type="float" office:value="94" calcext:value-type="float">
            <text:p>94</text:p>
          </table:table-cell>
          <table:table-cell table:number-columns-repeated="2"/>
          <table:table-cell table:number-columns-repeated="3" office:value-type="float" office:value="94" calcext:value-type="float">
            <text:p>94</text:p>
          </table:table-cell>
          <table:table-cell table:number-columns-repeated="2"/>
          <table:table-cell table:number-columns-repeated="3" office:value-type="float" office:value="94" calcext:value-type="float">
            <text:p>9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iver_garfish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49:.G49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50:.G50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amsonfish</text:p>
          </table:table-cell>
          <table:table-cell office:value-type="float" office:value="452" calcext:value-type="float">
            <text:p>45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72.093023255814" calcext:value-type="float">
            <text:p>72.0930232558</text:p>
          </table:table-cell>
          <table:table-cell office:value-type="float" office:value="79.0697674418605" calcext:value-type="float">
            <text:p>79.0697674419</text:p>
          </table:table-cell>
          <table:table-cell office:value-type="float" office:value="67.4418604651163" calcext:value-type="float">
            <text:p>67.4418604651</text:p>
          </table:table-cell>
          <table:table-cell table:formula="of:=AVERAGE([.E51:.G51])" office:value-type="float" office:value="72.8682170542636" calcext:value-type="float">
            <text:p>72.8682170543</text:p>
          </table:table-cell>
          <table:table-cell/>
          <table:table-cell office:value-type="float" office:value="72.093023255814" calcext:value-type="float">
            <text:p>72.0930232558</text:p>
          </table:table-cell>
          <table:table-cell office:value-type="float" office:value="69.7674418604651" calcext:value-type="float">
            <text:p>69.7674418605</text:p>
          </table:table-cell>
          <table:table-cell office:value-type="float" office:value="76.7441860465116" calcext:value-type="float">
            <text:p>76.7441860465</text:p>
          </table:table-cell>
          <table:table-cell table:number-columns-repeated="3"/>
          <table:table-cell office:value-type="float" office:value="69.7674418604651" calcext:value-type="float">
            <text:p>69.7674418605</text:p>
          </table:table-cell>
          <table:table-cell office:value-type="float" office:value="79.0697674418605" calcext:value-type="float">
            <text:p>79.0697674419</text:p>
          </table:table-cell>
          <table:table-cell office:value-type="float" office:value="67.4418604651163" calcext:value-type="float">
            <text:p>67.4418604651</text:p>
          </table:table-cell>
          <table:table-cell table:number-columns-repeated="2"/>
          <table:table-cell office:value-type="float" office:value="72.093023255814" calcext:value-type="float">
            <text:p>72.0930232558</text:p>
          </table:table-cell>
          <table:table-cell office:value-type="float" office:value="79.0697674418605" calcext:value-type="float">
            <text:p>79.0697674419</text:p>
          </table:table-cell>
          <table:table-cell office:value-type="float" office:value="76.7441860465116" calcext:value-type="float">
            <text:p>76.7441860465</text:p>
          </table:table-cell>
          <table:table-cell table:number-columns-repeated="2"/>
          <table:table-cell office:value-type="float" office:value="74.4186046511628" calcext:value-type="float">
            <text:p>74.4186046512</text:p>
          </table:table-cell>
          <table:table-cell office:value-type="float" office:value="69.7674418604651" calcext:value-type="float">
            <text:p>69.7674418605</text:p>
          </table:table-cell>
          <table:table-cell office:value-type="float" office:value="72.093023255814" calcext:value-type="float">
            <text:p>72.0930232558</text:p>
          </table:table-cell>
          <table:table-cell table:number-columns-repeated="2"/>
          <table:table-cell office:value-type="float" office:value="79.0697674418605" calcext:value-type="float">
            <text:p>79.0697674419</text:p>
          </table:table-cell>
          <table:table-cell office:value-type="float" office:value="74.4186046511628" calcext:value-type="float">
            <text:p>74.4186046512</text:p>
          </table:table-cell>
          <table:table-cell office:value-type="float" office:value="81.3953488372093" calcext:value-type="float">
            <text:p>81.3953488372</text:p>
          </table:table-cell>
          <table:table-cell table:number-columns-repeated="2"/>
          <table:table-cell office:value-type="float" office:value="69.7674418604651" calcext:value-type="float">
            <text:p>69.7674418605</text:p>
          </table:table-cell>
          <table:table-cell table:number-columns-repeated="2" office:value-type="float" office:value="72.093023255814" calcext:value-type="float">
            <text:p>72.09302325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and_whiting</text:p>
          </table:table-cell>
          <table:table-cell office:value-type="float" office:value="152" calcext:value-type="float">
            <text:p>15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0" calcext:value-type="float">
            <text:p>40</text:p>
          </table:table-cell>
          <table:table-cell table:formula="of:=AVERAGE([.E52:.G52])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33.3333333333333" calcext:value-type="float">
            <text:p>33.3333333333</text:p>
          </table:table-cell>
          <table:table-cell office:value-type="float" office:value="46.6666666666667" calcext:value-type="float">
            <text:p>46.6666666667</text:p>
          </table:table-cell>
          <table:table-cell table:number-columns-repeated="2"/>
          <table:table-cell office:value-type="float" office:value="46.6666666666667" calcext:value-type="float">
            <text:p>46.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46.6666666666667" calcext:value-type="float">
            <text:p>46.666666666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6.6666666666667" calcext:value-type="float">
            <text:p>46.6666666667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46.6666666666667" calcext:value-type="float">
            <text:p>46.666666666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caly_jewfi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53:.G53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chool_mackerel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7.1428571428571" calcext:value-type="float">
            <text:p>57.1428571429</text:p>
          </table:table-cell>
          <table:table-cell table:formula="of:=AVERAGE([.E54:.G54])" office:value-type="float" office:value="57.1428571428571" calcext:value-type="float">
            <text:p>57.1428571429</text:p>
          </table:table-cell>
          <table:table-cell/>
          <table:table-cell table:number-columns-repeated="3" office:value-type="float" office:value="57.1428571428571" calcext:value-type="float">
            <text:p>57.1428571429</text:p>
          </table:table-cell>
          <table:table-cell table:number-columns-repeated="3"/>
          <table:table-cell table:number-columns-repeated="3" office:value-type="float" office:value="57.1428571428571" calcext:value-type="float">
            <text:p>57.1428571429</text:p>
          </table:table-cell>
          <table:table-cell table:number-columns-repeated="2"/>
          <table:table-cell office:value-type="float" office:value="57.1428571428571" calcext:value-type="float">
            <text:p>57.1428571429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57.1428571428571" calcext:value-type="float">
            <text:p>57.1428571429</text:p>
          </table:table-cell>
          <table:table-cell table:number-columns-repeated="2"/>
          <table:table-cell table:number-columns-repeated="3" office:value-type="float" office:value="57.1428571428571" calcext:value-type="float">
            <text:p>57.1428571429</text:p>
          </table:table-cell>
          <table:table-cell table:number-columns-repeated="2"/>
          <table:table-cell table:number-columns-repeated="3" office:value-type="float" office:value="57.1428571428571" calcext:value-type="float">
            <text:p>57.1428571429</text:p>
          </table:table-cell>
          <table:table-cell table:number-columns-repeated="2"/>
          <table:table-cell table:number-columns-repeated="3" office:value-type="float" office:value="57.1428571428571" calcext:value-type="float">
            <text:p>57.142857142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55:.G55])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96.6666666666667" calcext:value-type="float">
            <text:p>96.6666666667</text:p>
          </table:table-cell>
          <table:table-cell office:value-type="float" office:value="93.3333333333333" calcext:value-type="float">
            <text:p>93.3333333333</text:p>
          </table:table-cell>
          <table:table-cell table:formula="of:=AVERAGE([.E56:.G56])" office:value-type="float" office:value="93.3333333333333" calcext:value-type="float">
            <text:p>93.3333333333</text:p>
          </table:table-cell>
          <table:table-cell/>
          <table:table-cell table:number-columns-repeated="2" office:value-type="float" office:value="96.6666666666667" calcext:value-type="float">
            <text:p>96.6666666667</text:p>
          </table:table-cell>
          <table:table-cell office:value-type="float" office:value="93.3333333333333" calcext:value-type="float">
            <text:p>93.3333333333</text:p>
          </table:table-cell>
          <table:table-cell table:number-columns-repeated="3"/>
          <table:table-cell table:number-columns-repeated="2" office:value-type="float" office:value="93.3333333333333" calcext:value-type="float">
            <text:p>93.333333333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number-columns-repeated="2" office:value-type="float" office:value="93.3333333333333" calcext:value-type="float">
            <text:p>93.3333333333</text:p>
          </table:table-cell>
          <table:table-cell office:value-type="float" office:value="96.6666666666667" calcext:value-type="float">
            <text:p>96.66666666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6.6666666666667" calcext:value-type="float">
            <text:p>96.6666666667</text:p>
          </table:table-cell>
          <table:table-cell office:value-type="float" office:value="93.3333333333333" calcext:value-type="float">
            <text:p>93.3333333333</text:p>
          </table:table-cell>
          <table:table-cell table:number-columns-repeated="2"/>
          <table:table-cell office:value-type="float" office:value="93.3333333333333" calcext:value-type="float">
            <text:p>93.3333333333</text:p>
          </table:table-cell>
          <table:table-cell office:value-type="float" office:value="90" calcext:value-type="float">
            <text:p>90</text:p>
          </table:table-cell>
          <table:table-cell office:value-type="float" office:value="93.3333333333333" calcext:value-type="float">
            <text:p>93.3333333333</text:p>
          </table:table-cell>
          <table:table-cell table:number-columns-repeated="2"/>
          <table:table-cell office:value-type="float" office:value="93.3333333333333" calcext:value-type="float">
            <text:p>93.3333333333</text:p>
          </table:table-cell>
          <table:table-cell office:value-type="float" office:value="96.6666666666667" calcext:value-type="float">
            <text:p>96.6666666667</text:p>
          </table:table-cell>
          <table:table-cell office:value-type="float" office:value="93.3333333333333" calcext:value-type="float">
            <text:p>93.333333333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373" calcext:value-type="float">
            <text:p>37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3.8888888888889" calcext:value-type="float">
            <text:p>63.8888888889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61.1111111111111" calcext:value-type="float">
            <text:p>61.1111111111</text:p>
          </table:table-cell>
          <table:table-cell table:formula="of:=AVERAGE([.E57:.G57])" office:value-type="float" office:value="63.8888888888889" calcext:value-type="float">
            <text:p>63.8888888889</text:p>
          </table:table-cell>
          <table:table-cell/>
          <table:table-cell office:value-type="float" office:value="63.8888888888889" calcext:value-type="float">
            <text:p>63.8888888889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3"/>
          <table:table-cell office:value-type="float" office:value="63.8888888888889" calcext:value-type="float">
            <text:p>63.8888888889</text:p>
          </table:table-cell>
          <table:table-cell office:value-type="float" office:value="61.1111111111111" calcext:value-type="float">
            <text:p>61.1111111111</text:p>
          </table:table-cell>
          <table:table-cell office:value-type="float" office:value="63.8888888888889" calcext:value-type="float">
            <text:p>63.8888888889</text:p>
          </table:table-cell>
          <table:table-cell table:number-columns-repeated="2"/>
          <table:table-cell office:value-type="float" office:value="63.8888888888889" calcext:value-type="float">
            <text:p>63.8888888889</text:p>
          </table:table-cell>
          <table:table-cell office:value-type="float" office:value="69.4444444444444" calcext:value-type="float">
            <text:p>69.4444444444</text:p>
          </table:table-cell>
          <table:table-cell office:value-type="float" office:value="63.8888888888889" calcext:value-type="float">
            <text:p>63.8888888889</text:p>
          </table:table-cell>
          <table:table-cell table:number-columns-repeated="2"/>
          <table:table-cell office:value-type="float" office:value="63.8888888888889" calcext:value-type="float">
            <text:p>63.8888888889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63.8888888888889" calcext:value-type="float">
            <text:p>63.8888888889</text:p>
          </table:table-cell>
          <table:table-cell table:number-columns-repeated="2"/>
          <table:table-cell table:number-columns-repeated="3" office:value-type="float" office:value="63.8888888888889" calcext:value-type="float">
            <text:p>63.8888888889</text:p>
          </table:table-cell>
          <table:table-cell table:number-columns-repeated="2"/>
          <table:table-cell office:value-type="float" office:value="55.5555555555556" calcext:value-type="float">
            <text:p>55.5555555556</text:p>
          </table:table-cell>
          <table:table-cell office:value-type="float" office:value="63.8888888888889" calcext:value-type="float">
            <text:p>63.8888888889</text:p>
          </table:table-cell>
          <table:table-cell office:value-type="float" office:value="72.2222222222222" calcext:value-type="float">
            <text:p>72.222222222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2.5" calcext:value-type="float">
            <text:p>62.5</text:p>
          </table:table-cell>
          <table:table-cell table:formula="of:=AVERAGE([.E58:.G58])" office:value-type="float" office:value="62.5" calcext:value-type="float">
            <text:p>62.5</text:p>
          </table:table-cell>
          <table:table-cell/>
          <table:table-cell table:number-columns-repeated="3" office:value-type="float" office:value="62.5" calcext:value-type="float">
            <text:p>62.5</text:p>
          </table:table-cell>
          <table:table-cell table:number-columns-repeated="3"/>
          <table:table-cell table:number-columns-repeated="3" office:value-type="float" office:value="62.5" calcext:value-type="float">
            <text:p>62.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ilver_javelin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AVERAGE([.E59:.G59])" office:value-type="float" office:value="66.6666666666667" calcext:value-type="float">
            <text:p>66.6666666667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 table:number-columns-repeated="3"/>
          <table:table-cell table:number-columns-repeated="3"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60" calcext:value-type="float">
            <text:p>6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ilver_jewfish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60:.G60])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table:formula="of:=AVERAGE([.E61:.G61])" office:value-type="float" office:value="66.6666666666667" calcext:value-type="float">
            <text:p>66.666666666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2"/>
          <table:table-cell table:number-columns-repeated="2"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473" calcext:value-type="float">
            <text:p>473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62.2222222222222" calcext:value-type="float">
            <text:p>62.2222222222</text:p>
          </table:table-cell>
          <table:table-cell office:value-type="float" office:value="60" calcext:value-type="float">
            <text:p>60</text:p>
          </table:table-cell>
          <table:table-cell office:value-type="float" office:value="62.2222222222222" calcext:value-type="float">
            <text:p>62.2222222222</text:p>
          </table:table-cell>
          <table:table-cell table:formula="of:=AVERAGE([.E62:.G62])" office:value-type="float" office:value="61.4814814814815" calcext:value-type="float">
            <text:p>61.4814814815</text:p>
          </table:table-cell>
          <table:table-cell/>
          <table:table-cell table:number-columns-repeated="2" office:value-type="float" office:value="66.6666666666667" calcext:value-type="float">
            <text:p>66.6666666667</text:p>
          </table:table-cell>
          <table:table-cell office:value-type="float" office:value="68.8888888888889" calcext:value-type="float">
            <text:p>68.8888888889</text:p>
          </table:table-cell>
          <table:table-cell table:number-columns-repeated="3"/>
          <table:table-cell office:value-type="float" office:value="64.4444444444444" calcext:value-type="float">
            <text:p>64.4444444444</text:p>
          </table:table-cell>
          <table:table-cell office:value-type="float" office:value="60" calcext:value-type="float">
            <text:p>6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8.8888888888889" calcext:value-type="float">
            <text:p>68.8888888889</text:p>
          </table:table-cell>
          <table:table-cell office:value-type="float" office:value="64.4444444444444" calcext:value-type="float">
            <text:p>64.4444444444</text:p>
          </table:table-cell>
          <table:table-cell table:number-columns-repeated="2"/>
          <table:table-cell office:value-type="float" office:value="57.7777777777778" calcext:value-type="float">
            <text:p>57.7777777778</text:p>
          </table:table-cell>
          <table:table-cell office:value-type="float" office:value="64.4444444444444" calcext:value-type="float">
            <text:p>64.4444444444</text:p>
          </table:table-cell>
          <table:table-cell office:value-type="float" office:value="62.2222222222222" calcext:value-type="float">
            <text:p>62.2222222222</text:p>
          </table:table-cell>
          <table:table-cell table:number-columns-repeated="2"/>
          <table:table-cell office:value-type="float" office:value="64.4444444444444" calcext:value-type="float">
            <text:p>64.4444444444</text:p>
          </table:table-cell>
          <table:table-cell office:value-type="float" office:value="60" calcext:value-type="float">
            <text:p>60</text:p>
          </table:table-cell>
          <table:table-cell office:value-type="float" office:value="62.2222222222222" calcext:value-type="float">
            <text:p>62.2222222222</text:p>
          </table:table-cell>
          <table:table-cell table:number-columns-repeated="2"/>
          <table:table-cell office:value-type="float" office:value="62.2222222222222" calcext:value-type="float">
            <text:p>62.2222222222</text:p>
          </table:table-cell>
          <table:table-cell office:value-type="float" office:value="60" calcext:value-type="float">
            <text:p>60</text:p>
          </table:table-cell>
          <table:table-cell office:value-type="float" office:value="68.8888888888889" calcext:value-type="float">
            <text:p>68.888888888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477" calcext:value-type="float">
            <text:p>47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60.8695652173913" calcext:value-type="float">
            <text:p>60.8695652174</text:p>
          </table:table-cell>
          <table:table-cell office:value-type="float" office:value="58.695652173913" calcext:value-type="float">
            <text:p>58.6956521739</text:p>
          </table:table-cell>
          <table:table-cell office:value-type="float" office:value="65.2173913043478" calcext:value-type="float">
            <text:p>65.2173913043</text:p>
          </table:table-cell>
          <table:table-cell table:formula="of:=AVERAGE([.E63:.G63])" office:value-type="float" office:value="61.5942028985507" calcext:value-type="float">
            <text:p>61.5942028986</text:p>
          </table:table-cell>
          <table:table-cell/>
          <table:table-cell office:value-type="float" office:value="65.2173913043478" calcext:value-type="float">
            <text:p>65.2173913043</text:p>
          </table:table-cell>
          <table:table-cell table:number-columns-repeated="2" office:value-type="float" office:value="71.7391304347826" calcext:value-type="float">
            <text:p>71.7391304348</text:p>
          </table:table-cell>
          <table:table-cell table:number-columns-repeated="3"/>
          <table:table-cell table:number-columns-repeated="3" office:value-type="float" office:value="63.0434782608696" calcext:value-type="float">
            <text:p>63.0434782609</text:p>
          </table:table-cell>
          <table:table-cell table:number-columns-repeated="2"/>
          <table:table-cell office:value-type="float" office:value="60.8695652173913" calcext:value-type="float">
            <text:p>60.8695652174</text:p>
          </table:table-cell>
          <table:table-cell office:value-type="float" office:value="58.695652173913" calcext:value-type="float">
            <text:p>58.6956521739</text:p>
          </table:table-cell>
          <table:table-cell office:value-type="float" office:value="67.3913043478261" calcext:value-type="float">
            <text:p>67.3913043478</text:p>
          </table:table-cell>
          <table:table-cell table:number-columns-repeated="2"/>
          <table:table-cell table:number-columns-repeated="2" office:value-type="float" office:value="71.7391304347826" calcext:value-type="float">
            <text:p>71.7391304348</text:p>
          </table:table-cell>
          <table:table-cell office:value-type="float" office:value="60.8695652173913" calcext:value-type="float">
            <text:p>60.8695652174</text:p>
          </table:table-cell>
          <table:table-cell table:number-columns-repeated="2"/>
          <table:table-cell office:value-type="float" office:value="65.2173913043478" calcext:value-type="float">
            <text:p>65.2173913043</text:p>
          </table:table-cell>
          <table:table-cell office:value-type="float" office:value="63.0434782608696" calcext:value-type="float">
            <text:p>63.0434782609</text:p>
          </table:table-cell>
          <table:table-cell office:value-type="float" office:value="58.695652173913" calcext:value-type="float">
            <text:p>58.6956521739</text:p>
          </table:table-cell>
          <table:table-cell table:number-columns-repeated="2"/>
          <table:table-cell office:value-type="float" office:value="58.695652173913" calcext:value-type="float">
            <text:p>58.6956521739</text:p>
          </table:table-cell>
          <table:table-cell table:number-columns-repeated="2" office:value-type="float" office:value="63.0434782608696" calcext:value-type="float">
            <text:p>63.043478260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nubnose_garfis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64:.G64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panish_mackerel</text:p>
          </table:table-cell>
          <table:table-cell office:value-type="float" office:value="442" calcext:value-type="float">
            <text:p>44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3.4883720930233" calcext:value-type="float">
            <text:p>53.488372093</text:p>
          </table:table-cell>
          <table:table-cell office:value-type="float" office:value="37.2093023255814" calcext:value-type="float">
            <text:p>37.2093023256</text:p>
          </table:table-cell>
          <table:table-cell table:formula="of:=AVERAGE([.E65:.G65])" office:value-type="float" office:value="48.062015503876" calcext:value-type="float">
            <text:p>48.0620155039</text:p>
          </table:table-cell>
          <table:table-cell/>
          <table:table-cell table:number-columns-repeated="3" office:value-type="float" office:value="53.4883720930233" calcext:value-type="float">
            <text:p>53.488372093</text:p>
          </table:table-cell>
          <table:table-cell table:number-columns-repeated="3"/>
          <table:table-cell office:value-type="float" office:value="53.4883720930233" calcext:value-type="float">
            <text:p>53.488372093</text:p>
          </table:table-cell>
          <table:table-cell office:value-type="float" office:value="51.1627906976744" calcext:value-type="float">
            <text:p>51.1627906977</text:p>
          </table:table-cell>
          <table:table-cell office:value-type="float" office:value="44.1860465116279" calcext:value-type="float">
            <text:p>44.1860465116</text:p>
          </table:table-cell>
          <table:table-cell table:number-columns-repeated="2"/>
          <table:table-cell office:value-type="float" office:value="55.8139534883721" calcext:value-type="float">
            <text:p>55.8139534884</text:p>
          </table:table-cell>
          <table:table-cell table:number-columns-repeated="2" office:value-type="float" office:value="51.1627906976744" calcext:value-type="float">
            <text:p>51.1627906977</text:p>
          </table:table-cell>
          <table:table-cell table:number-columns-repeated="2"/>
          <table:table-cell table:number-columns-repeated="2" office:value-type="float" office:value="51.1627906976744" calcext:value-type="float">
            <text:p>51.1627906977</text:p>
          </table:table-cell>
          <table:table-cell office:value-type="float" office:value="48.8372093023256" calcext:value-type="float">
            <text:p>48.8372093023</text:p>
          </table:table-cell>
          <table:table-cell table:number-columns-repeated="2"/>
          <table:table-cell office:value-type="float" office:value="46.5116279069767" calcext:value-type="float">
            <text:p>46.511627907</text:p>
          </table:table-cell>
          <table:table-cell office:value-type="float" office:value="44.1860465116279" calcext:value-type="float">
            <text:p>44.1860465116</text:p>
          </table:table-cell>
          <table:table-cell office:value-type="float" office:value="55.8139534883721" calcext:value-type="float">
            <text:p>55.8139534884</text:p>
          </table:table-cell>
          <table:table-cell table:number-columns-repeated="2"/>
          <table:table-cell office:value-type="float" office:value="41.8604651162791" calcext:value-type="float">
            <text:p>41.8604651163</text:p>
          </table:table-cell>
          <table:table-cell table:number-columns-repeated="2" office:value-type="float" office:value="53.4883720930233" calcext:value-type="float">
            <text:p>53.48837209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potted_mackerel</text:p>
          </table:table-cell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office:value-type="float" office:value="68.75" calcext:value-type="float">
            <text:p>68.75</text:p>
          </table:table-cell>
          <table:table-cell office:value-type="float" office:value="50" calcext:value-type="float">
            <text:p>50</text:p>
          </table:table-cell>
          <table:table-cell table:formula="of:=AVERAGE([.E66:.G66])" office:value-type="float" office:value="60.4166666666667" calcext:value-type="float">
            <text:p>60.4166666667</text:p>
          </table:table-cell>
          <table:table-cell/>
          <table:table-cell table:number-columns-repeated="2" office:value-type="float" office:value="68.75" calcext:value-type="float">
            <text:p>68.75</text:p>
          </table:table-cell>
          <table:table-cell office:value-type="float" office:value="62.5" calcext:value-type="float">
            <text:p>62.5</text:p>
          </table:table-cell>
          <table:table-cell table:number-columns-repeated="3"/>
          <table:table-cell table:number-columns-repeated="3" office:value-type="float" office:value="68.75" calcext:value-type="float">
            <text:p>68.75</text:p>
          </table:table-cell>
          <table:table-cell table:number-columns-repeated="2"/>
          <table:table-cell office:value-type="float" office:value="68.75" calcext:value-type="float">
            <text:p>68.75</text:p>
          </table:table-cell>
          <table:table-cell office:value-type="float" office:value="62.5" calcext:value-type="float">
            <text:p>62.5</text:p>
          </table:table-cell>
          <table:table-cell office:value-type="float" office:value="68.75" calcext:value-type="float">
            <text:p>68.75</text:p>
          </table:table-cell>
          <table:table-cell table:number-columns-repeated="2"/>
          <table:table-cell table:number-columns-repeated="2" office:value-type="float" office:value="62.5" calcext:value-type="float">
            <text:p>62.5</text:p>
          </table:table-cell>
          <table:table-cell office:value-type="float" office:value="68.75" calcext:value-type="float">
            <text:p>68.7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68.75" calcext:value-type="float">
            <text:p>68.75</text:p>
          </table:table-cell>
          <table:table-cell office:value-type="float" office:value="62.5" calcext:value-type="float">
            <text:p>62.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67:.G67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riped_barracuda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0.9090909090909" calcext:value-type="float">
            <text:p>90.9090909091</text:p>
          </table:table-cell>
          <table:table-cell table:formula="of:=AVERAGE([.E68:.G68])" office:value-type="float" office:value="90.9090909090909" calcext:value-type="float">
            <text:p>90.9090909091</text:p>
          </table:table-cell>
          <table:table-cell/>
          <table:table-cell table:number-columns-repeated="3" office:value-type="float" office:value="81.8181818181818" calcext:value-type="float">
            <text:p>81.8181818182</text:p>
          </table:table-cell>
          <table:table-cell table:number-columns-repeated="3"/>
          <table:table-cell table:number-columns-repeated="3" office:value-type="float" office:value="90.9090909090909" calcext:value-type="float">
            <text:p>90.9090909091</text:p>
          </table:table-cell>
          <table:table-cell table:number-columns-repeated="2"/>
          <table:table-cell office:value-type="float" office:value="81.8181818181818" calcext:value-type="float">
            <text:p>81.8181818182</text:p>
          </table:table-cell>
          <table:table-cell table:number-columns-repeated="2" office:value-type="float" office:value="90.9090909090909" calcext:value-type="float">
            <text:p>90.9090909091</text:p>
          </table:table-cell>
          <table:table-cell table:number-columns-repeated="2"/>
          <table:table-cell office:value-type="float" office:value="90.9090909090909" calcext:value-type="float">
            <text:p>90.9090909091</text:p>
          </table:table-cell>
          <table:table-cell office:value-type="float" office:value="81.8181818181818" calcext:value-type="float">
            <text:p>81.8181818182</text:p>
          </table:table-cell>
          <table:table-cell office:value-type="float" office:value="90.9090909090909" calcext:value-type="float">
            <text:p>90.9090909091</text:p>
          </table:table-cell>
          <table:table-cell table:number-columns-repeated="2"/>
          <table:table-cell table:number-columns-repeated="2" office:value-type="float" office:value="90.9090909090909" calcext:value-type="float">
            <text:p>90.9090909091</text:p>
          </table:table-cell>
          <table:table-cell office:value-type="float" office:value="81.8181818181818" calcext:value-type="float">
            <text:p>81.8181818182</text:p>
          </table:table-cell>
          <table:table-cell table:number-columns-repeated="2"/>
          <table:table-cell table:number-columns-repeated="3" office:value-type="float" office:value="90.9090909090909" calcext:value-type="float">
            <text:p>90.909090909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wallow_tailed_dart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.3333333333333" calcext:value-type="float">
            <text:p>33.3333333333</text:p>
          </table:table-cell>
          <table:table-cell table:formula="of:=AVERAGE([.E69:.G69])" office:value-type="float" office:value="33.3333333333333" calcext:value-type="float">
            <text:p>33.3333333333</text:p>
          </table:table-cell>
          <table:table-cell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3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ailor</text:p>
          </table:table-cell>
          <table:table-cell office:value-type="float" office:value="921" calcext:value-type="float">
            <text:p>921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.2247191011236" calcext:value-type="float">
            <text:p>20.2247191011</text:p>
          </table:table-cell>
          <table:table-cell office:value-type="float" office:value="25.8426966292135" calcext:value-type="float">
            <text:p>25.8426966292</text:p>
          </table:table-cell>
          <table:table-cell table:formula="of:=AVERAGE([.E70:.G70])" office:value-type="float" office:value="22.0973782771536" calcext:value-type="float">
            <text:p>22.0973782772</text:p>
          </table:table-cell>
          <table:table-cell/>
          <table:table-cell office:value-type="float" office:value="21.3483146067416" calcext:value-type="float">
            <text:p>21.3483146067</text:p>
          </table:table-cell>
          <table:table-cell office:value-type="float" office:value="11.2359550561798" calcext:value-type="float">
            <text:p>11.2359550562</text:p>
          </table:table-cell>
          <table:table-cell office:value-type="float" office:value="13.4831460674157" calcext:value-type="float">
            <text:p>13.4831460674</text:p>
          </table:table-cell>
          <table:table-cell table:number-columns-repeated="3"/>
          <table:table-cell table:number-columns-repeated="2" office:value-type="float" office:value="19.1011235955056" calcext:value-type="float">
            <text:p>19.1011235955</text:p>
          </table:table-cell>
          <table:table-cell office:value-type="float" office:value="24.7191011235955" calcext:value-type="float">
            <text:p>24.7191011236</text:p>
          </table:table-cell>
          <table:table-cell table:number-columns-repeated="2"/>
          <table:table-cell office:value-type="float" office:value="22.4719101123595" calcext:value-type="float">
            <text:p>22.4719101124</text:p>
          </table:table-cell>
          <table:table-cell office:value-type="float" office:value="21.3483146067416" calcext:value-type="float">
            <text:p>21.3483146067</text:p>
          </table:table-cell>
          <table:table-cell office:value-type="float" office:value="23.5955056179775" calcext:value-type="float">
            <text:p>23.595505618</text:p>
          </table:table-cell>
          <table:table-cell table:number-columns-repeated="2"/>
          <table:table-cell office:value-type="float" office:value="21.3483146067416" calcext:value-type="float">
            <text:p>21.3483146067</text:p>
          </table:table-cell>
          <table:table-cell office:value-type="float" office:value="14.6067415730337" calcext:value-type="float">
            <text:p>14.606741573</text:p>
          </table:table-cell>
          <table:table-cell office:value-type="float" office:value="24.7191011235955" calcext:value-type="float">
            <text:p>24.7191011236</text:p>
          </table:table-cell>
          <table:table-cell table:number-columns-repeated="2"/>
          <table:table-cell office:value-type="float" office:value="20.2247191011236" calcext:value-type="float">
            <text:p>20.2247191011</text:p>
          </table:table-cell>
          <table:table-cell office:value-type="float" office:value="17.9775280898876" calcext:value-type="float">
            <text:p>17.9775280899</text:p>
          </table:table-cell>
          <table:table-cell office:value-type="float" office:value="23.5955056179775" calcext:value-type="float">
            <text:p>23.595505618</text:p>
          </table:table-cell>
          <table:table-cell table:number-columns-repeated="2"/>
          <table:table-cell office:value-type="float" office:value="26.9662921348315" calcext:value-type="float">
            <text:p>26.9662921348</text:p>
          </table:table-cell>
          <table:table-cell office:value-type="float" office:value="20.2247191011236" calcext:value-type="float">
            <text:p>20.2247191011</text:p>
          </table:table-cell>
          <table:table-cell office:value-type="float" office:value="23.5955056179775" calcext:value-type="float">
            <text:p>23.59550561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table:formula="of:=AVERAGE([.E71:.G71])" office:value-type="float" office:value="58.3333333333333" calcext:value-type="float">
            <text:p>58.333333333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62.5" calcext:value-type="float">
            <text:p>62.5</text:p>
          </table:table-cell>
          <table:table-cell table:number-columns-repeated="2"/>
          <table:table-cell table:number-columns-repeated="3" office:value-type="float" office:value="62.5" calcext:value-type="float">
            <text:p>62.5</text:p>
          </table:table-cell>
          <table:table-cell table:number-columns-repeated="2"/>
          <table:table-cell table:number-columns-repeated="2"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33.3333333333333" calcext:value-type="float">
            <text:p>33.3333333333</text:p>
          </table:table-cell>
          <table:table-cell table:formula="of:=AVERAGE([.E72:.G72])" office:value-type="float" office:value="29.6296296296296" calcext:value-type="float">
            <text:p>29.6296296296</text:p>
          </table:table-cell>
          <table:table-cell/>
          <table:table-cell office:value-type="float" office:value="33.3333333333333" calcext:value-type="float">
            <text:p>33.3333333333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3"/>
          <table:table-cell table:number-columns-repeated="3" office:value-type="float" office:value="22.2222222222222" calcext:value-type="float">
            <text:p>22.2222222222</text:p>
          </table:table-cell>
          <table:table-cell table:number-columns-repeated="2"/>
          <table:table-cell table:number-columns-repeated="3" office:value-type="float" office:value="22.2222222222222" calcext:value-type="float">
            <text:p>22.2222222222</text:p>
          </table:table-cell>
          <table:table-cell table:number-columns-repeated="2"/>
          <table:table-cell table:number-columns-repeated="2" office:value-type="float" office:value="33.3333333333333" calcext:value-type="float">
            <text:p>33.3333333333</text:p>
          </table:table-cell>
          <table:table-cell office:value-type="float" office:value="22.2222222222222" calcext:value-type="float">
            <text:p>22.2222222222</text:p>
          </table:table-cell>
          <table:table-cell table:number-columns-repeated="2"/>
          <table:table-cell office:value-type="float" office:value="22.2222222222222" calcext:value-type="float">
            <text:p>22.2222222222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2.2222222222222" calcext:value-type="float">
            <text:p>22.2222222222</text:p>
          </table:table-cell>
          <table:table-cell table:number-columns-repeated="2"/>
          <table:table-cell table:number-columns-repeated="3" office:value-type="float" office:value="22.2222222222222" calcext:value-type="float">
            <text:p>22.222222222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hree_by_two_garfis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73:.G73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rumpeter_winter_whiting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AVERAGE([.E74:.G74])"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ahoo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1.1111111111111" calcext:value-type="float">
            <text:p>61.1111111111</text:p>
          </table:table-cell>
          <table:table-cell office:value-type="float" office:value="66.6666666666667" calcext:value-type="float">
            <text:p>66.6666666667</text:p>
          </table:table-cell>
          <table:table-cell table:formula="of:=AVERAGE([.E75:.G75])" office:value-type="float" office:value="62.962962962963" calcext:value-type="float">
            <text:p>62.962962963</text:p>
          </table:table-cell>
          <table:table-cell/>
          <table:table-cell table:number-columns-repeated="2" office:value-type="float" office:value="61.1111111111111" calcext:value-type="float">
            <text:p>61.1111111111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3"/>
          <table:table-cell office:value-type="float" office:value="55.5555555555556" calcext:value-type="float">
            <text:p>55.5555555556</text:p>
          </table:table-cell>
          <table:table-cell office:value-type="float" office:value="61.1111111111111" calcext:value-type="float">
            <text:p>61.1111111111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55.5555555555556" calcext:value-type="float">
            <text:p>55.5555555556</text:p>
          </table:table-cell>
          <table:table-cell office:value-type="float" office:value="61.1111111111111" calcext:value-type="float">
            <text:p>61.1111111111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2"/>
          <table:table-cell table:number-columns-repeated="3" office:value-type="float" office:value="61.1111111111111" calcext:value-type="float">
            <text:p>61.1111111111</text:p>
          </table:table-cell>
          <table:table-cell table:number-columns-repeated="2"/>
          <table:table-cell office:value-type="float" office:value="66.6666666666667" calcext:value-type="float">
            <text:p>66.6666666667</text:p>
          </table:table-cell>
          <table:table-cell table:number-columns-repeated="2" office:value-type="float" office:value="61.1111111111111" calcext:value-type="float">
            <text:p>61.1111111111</text:p>
          </table:table-cell>
          <table:table-cell table:number-columns-repeated="2"/>
          <table:table-cell office:value-type="float" office:value="66.6666666666667" calcext:value-type="float">
            <text:p>66.6666666667</text:p>
          </table:table-cell>
          <table:table-cell table:number-columns-repeated="2" office:value-type="float" office:value="61.1111111111111" calcext:value-type="float">
            <text:p>61.111111111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6.6666666666667" calcext:value-type="float">
            <text:p>66.6666666667</text:p>
          </table:table-cell>
          <table:table-cell table:formula="of:=AVERAGE([.E76:.G76])" office:value-type="float" office:value="66.6666666666667" calcext:value-type="float">
            <text:p>66.6666666667</text:p>
          </table:table-cell>
          <table:table-cell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3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2"/>
          <table:table-cell table:number-columns-repeated="3" office:value-type="float" office:value="66.6666666666667" calcext:value-type="float">
            <text:p>66.666666666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yellowfin_bream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50" calcext:value-type="float">
            <text:p>50</text:p>
          </table:table-cell>
          <table:table-cell table:formula="of:=AVERAGE([.E77:.G77])" office:value-type="float" office:value="38.8888888888889" calcext:value-type="float">
            <text:p>38.8888888889</text:p>
          </table:table-cell>
          <table:table-cell/>
          <table:table-cell office:value-type="float" office:value="41.6666666666667" calcext:value-type="float">
            <text:p>41.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16.6666666666667" calcext:value-type="float">
            <text:p>16.6666666667</text:p>
          </table:table-cell>
          <table:table-cell table:number-columns-repeated="2"/>
          <table:table-cell table:number-columns-repeated="2" office:value-type="float" office:value="41.6666666666667" calcext:value-type="float">
            <text:p>41.6666666667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6.6666666666667" calcext:value-type="float">
            <text:p>16.6666666667</text:p>
          </table:table-cell>
          <table:table-cell table:number-columns-repeated="2"/>
          <table:table-cell office:value-type="float" office:value="41.6666666666667" calcext:value-type="float">
            <text:p>41.6666666667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484" calcext:value-type="float">
            <text:p>48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56.5217391304348" calcext:value-type="float">
            <text:p>56.5217391304</text:p>
          </table:table-cell>
          <table:table-cell office:value-type="float" office:value="52.1739130434783" calcext:value-type="float">
            <text:p>52.1739130435</text:p>
          </table:table-cell>
          <table:table-cell office:value-type="float" office:value="58.695652173913" calcext:value-type="float">
            <text:p>58.6956521739</text:p>
          </table:table-cell>
          <table:table-cell table:formula="of:=AVERAGE([.E78:.G78])" office:value-type="float" office:value="55.7971014492754" calcext:value-type="float">
            <text:p>55.7971014493</text:p>
          </table:table-cell>
          <table:table-cell/>
          <table:table-cell office:value-type="float" office:value="63.0434782608696" calcext:value-type="float">
            <text:p>63.0434782609</text:p>
          </table:table-cell>
          <table:table-cell table:number-columns-repeated="2" office:value-type="float" office:value="56.5217391304348" calcext:value-type="float">
            <text:p>56.5217391304</text:p>
          </table:table-cell>
          <table:table-cell table:number-columns-repeated="3"/>
          <table:table-cell table:number-columns-repeated="2" office:value-type="float" office:value="52.1739130434783" calcext:value-type="float">
            <text:p>52.1739130435</text:p>
          </table:table-cell>
          <table:table-cell office:value-type="float" office:value="54.3478260869565" calcext:value-type="float">
            <text:p>54.3478260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 office:value-type="float" office:value="52.1739130434783" calcext:value-type="float">
            <text:p>52.1739130435</text:p>
          </table:table-cell>
          <table:table-cell table:number-columns-repeated="2"/>
          <table:table-cell table:number-columns-repeated="2" office:value-type="float" office:value="52.1739130434783" calcext:value-type="float">
            <text:p>52.1739130435</text:p>
          </table:table-cell>
          <table:table-cell office:value-type="float" office:value="67.3913043478261" calcext:value-type="float">
            <text:p>67.3913043478</text:p>
          </table:table-cell>
          <table:table-cell table:number-columns-repeated="2"/>
          <table:table-cell table:number-columns-repeated="2" office:value-type="float" office:value="54.3478260869565" calcext:value-type="float">
            <text:p>54.347826087</text:p>
          </table:table-cell>
          <table:table-cell office:value-type="float" office:value="52.1739130434783" calcext:value-type="float">
            <text:p>52.1739130435</text:p>
          </table:table-cell>
          <table:table-cell table:number-columns-repeated="2"/>
          <table:table-cell office:value-type="float" office:value="52.1739130434783" calcext:value-type="float">
            <text:p>52.1739130435</text:p>
          </table:table-cell>
          <table:table-cell table:number-columns-repeated="2" office:value-type="float" office:value="56.5217391304348" calcext:value-type="float">
            <text:p>56.521739130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52.3076923076923" calcext:value-type="float">
            <text:p>52.3076923077</text:p>
          </table:table-cell>
          <table:table-cell office:value-type="float" office:value="50.7692307692308" calcext:value-type="float">
            <text:p>50.7692307692</text:p>
          </table:table-cell>
          <table:table-cell office:value-type="float" office:value="53.8461538461539" calcext:value-type="float">
            <text:p>53.8461538462</text:p>
          </table:table-cell>
          <table:table-cell table:formula="of:=AVERAGE([.E79:.G79])" office:value-type="float" office:value="52.3076923076923" calcext:value-type="float">
            <text:p>52.3076923077</text:p>
          </table:table-cell>
          <table:table-cell/>
          <table:table-cell office:value-type="float" office:value="52.3076923076923" calcext:value-type="float">
            <text:p>52.3076923077</text:p>
          </table:table-cell>
          <table:table-cell office:value-type="float" office:value="56.9230769230769" calcext:value-type="float">
            <text:p>56.9230769231</text:p>
          </table:table-cell>
          <table:table-cell office:value-type="float" office:value="49.2307692307692" calcext:value-type="float">
            <text:p>49.2307692308</text:p>
          </table:table-cell>
          <table:table-cell table:number-columns-repeated="3"/>
          <table:table-cell office:value-type="float" office:value="52.3076923076923" calcext:value-type="float">
            <text:p>52.3076923077</text:p>
          </table:table-cell>
          <table:table-cell office:value-type="float" office:value="36.9230769230769" calcext:value-type="float">
            <text:p>36.9230769231</text:p>
          </table:table-cell>
          <table:table-cell office:value-type="float" office:value="61.5384615384615" calcext:value-type="float">
            <text:p>61.5384615385</text:p>
          </table:table-cell>
          <table:table-cell table:number-columns-repeated="2"/>
          <table:table-cell office:value-type="float" office:value="55.3846153846154" calcext:value-type="float">
            <text:p>55.3846153846</text:p>
          </table:table-cell>
          <table:table-cell office:value-type="float" office:value="52.3076923076923" calcext:value-type="float">
            <text:p>52.3076923077</text:p>
          </table:table-cell>
          <table:table-cell office:value-type="float" office:value="49.2307692307692" calcext:value-type="float">
            <text:p>49.2307692308</text:p>
          </table:table-cell>
          <table:table-cell table:number-columns-repeated="2"/>
          <table:table-cell office:value-type="float" office:value="58.4615384615385" calcext:value-type="float">
            <text:p>58.4615384615</text:p>
          </table:table-cell>
          <table:table-cell office:value-type="float" office:value="52.3076923076923" calcext:value-type="float">
            <text:p>52.3076923077</text:p>
          </table:table-cell>
          <table:table-cell office:value-type="float" office:value="53.8461538461539" calcext:value-type="float">
            <text:p>53.8461538462</text:p>
          </table:table-cell>
          <table:table-cell table:number-columns-repeated="2"/>
          <table:table-cell office:value-type="float" office:value="55.3846153846154" calcext:value-type="float">
            <text:p>55.3846153846</text:p>
          </table:table-cell>
          <table:table-cell office:value-type="float" office:value="56.9230769230769" calcext:value-type="float">
            <text:p>56.9230769231</text:p>
          </table:table-cell>
          <table:table-cell office:value-type="float" office:value="43.0769230769231" calcext:value-type="float">
            <text:p>43.0769230769</text:p>
          </table:table-cell>
          <table:table-cell table:number-columns-repeated="2"/>
          <table:table-cell office:value-type="float" office:value="52.3076923076923" calcext:value-type="float">
            <text:p>52.3076923077</text:p>
          </table:table-cell>
          <table:table-cell office:value-type="float" office:value="41.5384615384615" calcext:value-type="float">
            <text:p>41.5384615385</text:p>
          </table:table-cell>
          <table:table-cell office:value-type="float" office:value="52.3076923076923" calcext:value-type="float">
            <text:p>52.307692307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yellowtailed_flathea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E80:.G80]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float" office:value="55.4872588174266" calcext:value-type="float">
            <text:p>55.4872588174</text:p>
          </table:table-cell>
          <table:table-cell office:value-type="float" office:value="56.6991926435524" calcext:value-type="float">
            <text:p>56.6991926436</text:p>
          </table:table-cell>
          <table:table-cell office:value-type="float" office:value="56.4113480278782" calcext:value-type="float">
            <text:p>56.4113480279</text:p>
          </table:table-cell>
          <table:table-cell table:formula="of:=AVERAGE([.E81:.G81])" office:value-type="float" office:value="56.1992664962857" calcext:value-type="float">
            <text:p>56.1992664963</text:p>
          </table:table-cell>
          <table:table-cell/>
          <table:table-cell office:value-type="float" office:value="57.2147065788172" calcext:value-type="float">
            <text:p>57.2147065788</text:p>
          </table:table-cell>
          <table:table-cell office:value-type="float" office:value="56.1526919033714" calcext:value-type="float">
            <text:p>56.1526919034</text:p>
          </table:table-cell>
          <table:table-cell office:value-type="float" office:value="56.5214105757551" calcext:value-type="float">
            <text:p>56.5214105758</text:p>
          </table:table-cell>
          <table:table-cell table:formula="of:=AVERAGE([.J81:.L81])" office:value-type="float" office:value="56.6296030193145" calcext:value-type="float">
            <text:p>56.6296030193</text:p>
          </table:table-cell>
          <table:table-cell table:style-name="ce1" table:formula="of:=[.M81]-[.H81]" office:value-type="float" office:value="0.430336523028842" calcext:value-type="float">
            <text:p>0.430336523</text:p>
          </table:table-cell>
          <table:table-cell/>
          <table:table-cell office:value-type="float" office:value="56.3803108536072" calcext:value-type="float">
            <text:p>56.3803108536</text:p>
          </table:table-cell>
          <table:table-cell office:value-type="float" office:value="56.299218076649" calcext:value-type="float">
            <text:p>56.2992180766</text:p>
          </table:table-cell>
          <table:table-cell office:value-type="float" office:value="56.649344134504" calcext:value-type="float">
            <text:p>56.6493441345</text:p>
          </table:table-cell>
          <table:table-cell table:style-name="ce2" table:formula="of:=AVERAGE([.P81:.R81])" office:value-type="float" office:value="56.4429576882534" calcext:value-type="float">
            <text:p>56.4429576883</text:p>
          </table:table-cell>
          <table:table-cell/>
          <table:table-cell office:value-type="float" office:value="56.2088475376319" calcext:value-type="float">
            <text:p>56.2088475376</text:p>
          </table:table-cell>
          <table:table-cell office:value-type="float" office:value="57.1970618446129" calcext:value-type="float">
            <text:p>57.1970618446</text:p>
          </table:table-cell>
          <table:table-cell office:value-type="float" office:value="56.9072895623912" calcext:value-type="float">
            <text:p>56.9072895624</text:p>
          </table:table-cell>
          <table:table-cell table:style-name="ce2" table:formula="of:=AVERAGE([.U81:.W81])" office:value-type="float" office:value="56.7710663148787" calcext:value-type="float">
            <text:p>56.7710663149</text:p>
          </table:table-cell>
          <table:table-cell/>
          <table:table-cell office:value-type="float" office:value="56.2054981179423" calcext:value-type="float">
            <text:p>56.2054981179</text:p>
          </table:table-cell>
          <table:table-cell office:value-type="float" office:value="56.2816174458565" calcext:value-type="float">
            <text:p>56.2816174459</text:p>
          </table:table-cell>
          <table:table-cell office:value-type="float" office:value="56.5468247792586" calcext:value-type="float">
            <text:p>56.5468247793</text:p>
          </table:table-cell>
          <table:table-cell table:style-name="ce2" table:formula="of:=AVERAGE([.Z81:.AB81])" office:value-type="float" office:value="56.3446467810192" calcext:value-type="float">
            <text:p>56.344646781</text:p>
          </table:table-cell>
          <table:table-cell/>
          <table:table-cell office:value-type="float" office:value="56.4814098648018" calcext:value-type="float">
            <text:p>56.4814098648</text:p>
          </table:table-cell>
          <table:table-cell office:value-type="float" office:value="56.8956450713925" calcext:value-type="float">
            <text:p>56.8956450714</text:p>
          </table:table-cell>
          <table:table-cell office:value-type="float" office:value="55.9469827962252" calcext:value-type="float">
            <text:p>55.9469827962</text:p>
          </table:table-cell>
          <table:table-cell table:style-name="ce2" table:formula="of:=AVERAGE([.AE81:.AG81])" office:value-type="float" office:value="56.4413459108065" calcext:value-type="float">
            <text:p>56.4413459108</text:p>
          </table:table-cell>
          <table:table-cell/>
          <table:table-cell office:value-type="float" office:value="56.3385552406406" calcext:value-type="float">
            <text:p>56.3385552406</text:p>
          </table:table-cell>
          <table:table-cell office:value-type="float" office:value="56.5266857247302" calcext:value-type="float">
            <text:p>56.5266857247</text:p>
          </table:table-cell>
          <table:table-cell office:value-type="float" office:value="56.9661174404318" calcext:value-type="float">
            <text:p>56.9661174404</text:p>
          </table:table-cell>
          <table:table-cell table:style-name="ce2" table:formula="of:=AVERAGE([.AJ81:.AL81])" office:value-type="float" office:value="56.6104528019342" calcext:value-type="float">
            <text:p>56.6104528019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ining accuracy</text:p>
          </table:table-cell>
          <table:table-cell table:number-columns-repeated="3"/>
          <table:table-cell office:value-type="float" office:value="68.9084589481354" calcext:value-type="float">
            <text:p>68.9084589481</text:p>
          </table:table-cell>
          <table:table-cell office:value-type="float" office:value="69.003814458847" calcext:value-type="float">
            <text:p>69.0038144588</text:p>
          </table:table-cell>
          <table:table-cell office:value-type="float" office:value="69.3067073822022" calcext:value-type="float">
            <text:p>69.3067073822</text:p>
          </table:table-cell>
          <table:table-cell table:formula="of:=AVERAGE([.E83:.G83])" office:value-type="float" office:value="69.0729935963949" calcext:value-type="float">
            <text:p>69.0729935964</text:p>
          </table:table-cell>
          <table:table-cell/>
          <table:table-cell office:value-type="float" office:value="69.8171436786652" calcext:value-type="float">
            <text:p>69.8171436787</text:p>
          </table:table-cell>
          <table:table-cell office:value-type="float" office:value="69.1664814949036" calcext:value-type="float">
            <text:p>69.1664814949</text:p>
          </table:table-cell>
          <table:table-cell office:value-type="float" office:value="69.2618370056152" calcext:value-type="float">
            <text:p>69.2618370056</text:p>
          </table:table-cell>
          <table:table-cell table:formula="of:=AVERAGE([.J83:.L83])" office:value-type="float" office:value="69.415154059728" calcext:value-type="float">
            <text:p>69.4151540597</text:p>
          </table:table-cell>
          <table:table-cell table:formula="of:=[.M83]-[.H83]" office:value-type="float" office:value="0.34216046333313" calcext:value-type="float">
            <text:p>0.3421604633</text:p>
          </table:table-cell>
          <table:table-cell/>
          <table:table-cell office:value-type="float" office:value="68.9624428749085" calcext:value-type="float">
            <text:p>68.9624428749</text:p>
          </table:table-cell>
          <table:table-cell office:value-type="float" office:value="69.2577719688416" calcext:value-type="float">
            <text:p>69.2577719688</text:p>
          </table:table-cell>
          <table:table-cell office:value-type="float" office:value="69.5140957832336" calcext:value-type="float">
            <text:p>69.5140957832</text:p>
          </table:table-cell>
          <table:table-cell table:style-name="ce2" table:formula="of:=AVERAGE([.P83:.R83])" office:value-type="float" office:value="69.2447702089946" calcext:value-type="float">
            <text:p>69.244770209</text:p>
          </table:table-cell>
          <table:table-cell/>
          <table:table-cell office:value-type="float" office:value="69.5252418518066" calcext:value-type="float">
            <text:p>69.5252418518</text:p>
          </table:table-cell>
          <table:table-cell office:value-type="float" office:value="69.1296100616455" calcext:value-type="float">
            <text:p>69.1296100616</text:p>
          </table:table-cell>
          <table:table-cell office:value-type="float" office:value="69.4528043270111" calcext:value-type="float">
            <text:p>69.452804327</text:p>
          </table:table-cell>
          <table:table-cell table:style-name="ce2" table:formula="of:=AVERAGE([.U83:.W83])" office:value-type="float" office:value="69.3692187468211" calcext:value-type="float">
            <text:p>69.3692187468</text:p>
          </table:table-cell>
          <table:table-cell/>
          <table:table-cell office:value-type="float" office:value="69.2450106143951" calcext:value-type="float">
            <text:p>69.2450106144</text:p>
          </table:table-cell>
          <table:table-cell office:value-type="float" office:value="69.0542936325073" calcext:value-type="float">
            <text:p>69.0542936325</text:p>
          </table:table-cell>
          <table:table-cell office:value-type="float" office:value="69.7049558162689" calcext:value-type="float">
            <text:p>69.7049558163</text:p>
          </table:table-cell>
          <table:table-cell table:style-name="ce2" table:formula="of:=AVERAGE([.Z83:.AB83])" office:value-type="float" office:value="69.3347533543905" calcext:value-type="float">
            <text:p>69.3347533544</text:p>
          </table:table-cell>
          <table:table-cell/>
          <table:table-cell office:value-type="float" office:value="69.2521989345551" calcext:value-type="float">
            <text:p>69.2521989346</text:p>
          </table:table-cell>
          <table:table-cell office:value-type="float" office:value="69.2800641059876" calcext:value-type="float">
            <text:p>69.280064106</text:p>
          </table:table-cell>
          <table:table-cell office:value-type="float" office:value="69.3023502826691" calcext:value-type="float">
            <text:p>69.3023502827</text:p>
          </table:table-cell>
          <table:table-cell table:style-name="ce2" table:formula="of:=AVERAGE([.AE83:.AG83])" office:value-type="float" office:value="69.2782044410706" calcext:value-type="float">
            <text:p>69.2782044411</text:p>
          </table:table-cell>
          <table:table-cell/>
          <table:table-cell office:value-type="float" office:value="69.4244980812073" calcext:value-type="float">
            <text:p>69.4244980812</text:p>
          </table:table-cell>
          <table:table-cell office:value-type="float" office:value="69.048684835434" calcext:value-type="float">
            <text:p>69.0486848354</text:p>
          </table:table-cell>
          <table:table-cell office:value-type="float" office:value="69.5703387260437" calcext:value-type="float">
            <text:p>69.570338726</text:p>
          </table:table-cell>
          <table:table-cell table:style-name="ce2" table:formula="of:=AVERAGE([.AJ83:.AL83])" office:value-type="float" office:value="69.3478405475616" calcext:value-type="float">
            <text:p>69.347840547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validation accuracy</text:p>
          </table:table-cell>
          <table:table-cell table:number-columns-repeated="3"/>
          <table:table-cell office:value-type="float" office:value="63.1058812141418" calcext:value-type="float">
            <text:p>63.1058812141</text:p>
          </table:table-cell>
          <table:table-cell table:number-columns-repeated="2" office:value-type="float" office:value="63.5764718055725" calcext:value-type="float">
            <text:p>63.5764718056</text:p>
          </table:table-cell>
          <table:table-cell table:formula="of:=AVERAGE([.E84:.G84])" office:value-type="float" office:value="63.4196082750956" calcext:value-type="float">
            <text:p>63.4196082751</text:p>
          </table:table-cell>
          <table:table-cell/>
          <table:table-cell office:value-type="float" office:value="64.6117627620697" calcext:value-type="float">
            <text:p>64.6117627621</text:p>
          </table:table-cell>
          <table:table-cell office:value-type="float" office:value="63.717645406723" calcext:value-type="float">
            <text:p>63.7176454067</text:p>
          </table:table-cell>
          <table:table-cell office:value-type="float" office:value="63.2470607757568" calcext:value-type="float">
            <text:p>63.2470607758</text:p>
          </table:table-cell>
          <table:table-cell table:formula="of:=AVERAGE([.J84:.L84])" office:value-type="float" office:value="63.8588229815165" calcext:value-type="float">
            <text:p>63.8588229815</text:p>
          </table:table-cell>
          <table:table-cell table:formula="of:=[.M84]-[.H84]" office:value-type="float" office:value="0.439214706420898" calcext:value-type="float">
            <text:p>0.4392147064</text:p>
          </table:table-cell>
          <table:table-cell/>
          <table:table-cell table:number-columns-repeated="2" office:value-type="float" office:value="63.5343611240387" calcext:value-type="float">
            <text:p>63.534361124</text:p>
          </table:table-cell>
          <table:table-cell office:value-type="float" office:value="64.0953719615936" calcext:value-type="float">
            <text:p>64.0953719616</text:p>
          </table:table-cell>
          <table:table-cell table:style-name="ce2" table:formula="of:=AVERAGE([.P84:.R84])" office:value-type="float" office:value="63.721364736557" calcext:value-type="float">
            <text:p>63.7213647366</text:p>
          </table:table-cell>
          <table:table-cell/>
          <table:table-cell office:value-type="float" office:value="63.9999985694885" calcext:value-type="float">
            <text:p>63.9999985695</text:p>
          </table:table-cell>
          <table:table-cell office:value-type="float" office:value="64.3764734268189" calcext:value-type="float">
            <text:p>64.3764734268</text:p>
          </table:table-cell>
          <table:table-cell office:value-type="float" office:value="63.9999985694885" calcext:value-type="float">
            <text:p>63.9999985695</text:p>
          </table:table-cell>
          <table:table-cell table:style-name="ce2" table:formula="of:=AVERAGE([.U84:.W84])" office:value-type="float" office:value="64.1254901885986" calcext:value-type="float">
            <text:p>64.1254901886</text:p>
          </table:table-cell>
          <table:table-cell/>
          <table:table-cell office:value-type="float" office:value="63.8117671012878" calcext:value-type="float">
            <text:p>63.8117671013</text:p>
          </table:table-cell>
          <table:table-cell office:value-type="float" office:value="63.9058828353882" calcext:value-type="float">
            <text:p>63.9058828354</text:p>
          </table:table-cell>
          <table:table-cell office:value-type="float" office:value="64.3764734268189" calcext:value-type="float">
            <text:p>64.3764734268</text:p>
          </table:table-cell>
          <table:table-cell table:style-name="ce2" table:formula="of:=AVERAGE([.Z84:.AB84])" office:value-type="float" office:value="64.0313744544983" calcext:value-type="float">
            <text:p>64.0313744545</text:p>
          </table:table-cell>
          <table:table-cell/>
          <table:table-cell office:value-type="float" office:value="63.8117671012878" calcext:value-type="float">
            <text:p>63.8117671013</text:p>
          </table:table-cell>
          <table:table-cell office:value-type="float" office:value="64.1411781311035" calcext:value-type="float">
            <text:p>64.1411781311</text:p>
          </table:table-cell>
          <table:table-cell office:value-type="float" office:value="63.4823501110077" calcext:value-type="float">
            <text:p>63.482350111</text:p>
          </table:table-cell>
          <table:table-cell table:style-name="ce2" table:formula="of:=AVERAGE([.AE84:.AG84])" office:value-type="float" office:value="63.8117651144663" calcext:value-type="float">
            <text:p>63.8117651145</text:p>
          </table:table-cell>
          <table:table-cell/>
          <table:table-cell office:value-type="float" office:value="64.0941202640533" calcext:value-type="float">
            <text:p>64.0941202641</text:p>
          </table:table-cell>
          <table:table-cell office:value-type="float" office:value="63.7647032737732" calcext:value-type="float">
            <text:p>63.7647032738</text:p>
          </table:table-cell>
          <table:table-cell office:value-type="float" office:value="64.1882359981537" calcext:value-type="float">
            <text:p>64.1882359982</text:p>
          </table:table-cell>
          <table:table-cell table:style-name="ce2" table:formula="of:=AVERAGE([.AJ84:.AL84])" office:value-type="float" office:value="64.0156865119934" calcext:value-type="float">
            <text:p>64.015686512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11:35:41.593035685</dc:date>
    <meta:editing-duration>PT15H11M50S</meta:editing-duration>
    <meta:editing-cycles>7</meta:editing-cycles>
    <meta:generator>LibreOffice/5.1.6.2$Linux_X86_64 LibreOffice_project/10m0$Build-2</meta:generator>
    <meta:document-statistic meta:table-count="1" meta:cell-count="2160" meta:object-count="0"/>
  </office:meta>
</office:document-meta>
</file>